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99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ackground-color="#ffff99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ackground-color="#ffff99" fo:border-left="0.002cm solid #000000" fo:border-right="0.002cm solid #000000" fo:border-top="0.002cm solid #000000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0.002cm solid #000000" fo:background-color="#e6e6e6" fo:border-left="0.002cm solid #000000" fo:border-right="0.002cm solid #000000" fo:border-top="none"/>
    </style:style>
    <style:style style:name="ce15" style:family="table-cell" style:parent-style-name="Default">
      <style:table-cell-properties fo:background-color="#ff9966"/>
    </style:style>
    <style:style style:name="ce16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c0c0c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0c0c0" fo:border-left="0.002cm solid #000000" fo:border-right="0.002cm solid #000000" fo:border-top="none"/>
    </style:style>
    <style:style style:name="ce19" style:family="table-cell" style:parent-style-name="Default">
      <style:table-cell-properties fo:border-bottom="0.002cm solid #000000" fo:background-color="#c0c0c0" fo:border-left="0.002cm solid #000000" fo:border-right="0.002cm solid #000000" fo:border-top="none"/>
    </style:style>
    <style:style style:name="ce20" style:family="table-cell" style:parent-style-name="Default">
      <style:table-cell-properties fo:border-bottom="none" fo:background-color="#c0c0c0" fo:border-left="0.002cm solid #000000" fo:border-right="0.002cm solid #000000" fo:border-top="0.002cm solid #000000"/>
    </style:style>
    <style:style style:name="ce21" style:family="table-cell" style:parent-style-name="Default">
      <style:table-cell-properties fo:background-color="#e6e6e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2" table:number-columns-repeated="3" table:default-cell-style-name="ce11"/>
        <table:table-column table:style-name="co2" table:number-columns-repeated="3" table:default-cell-style-name="ce18"/>
        <table:table-column table:style-name="co2" table:number-columns-repeated="3" table:default-cell-style-name="ce21"/>
        <table:table-row table:style-name="ro1">
          <table:table-cell/>
          <table:table-cell table:style-name="ce3" office:value-type="string" table:number-columns-spanned="2" table:number-rows-spanned="1">
            <text:p>Sigmoid function</text:p>
          </table:table-cell>
          <table:covered-table-cell table:style-name="ce7"/>
          <table:table-cell table:style-name="ce9" office:value-type="string" table:number-columns-spanned="3" table:number-rows-spanned="1">
            <text:p>Approximate numerical method</text:p>
          </table:table-cell>
          <table:covered-table-cell table:number-columns-repeated="2" table:style-name="ce13"/>
          <table:table-cell table:style-name="ce16" office:value-type="string" table:number-columns-spanned="3" table:number-rows-spanned="1">
            <text:p>Tan H (adjusted)</text:p>
          </table:table-cell>
          <table:covered-table-cell table:number-columns-repeated="2" table:style-name="ce20"/>
          <table:table-cell office:value-type="string" table:number-columns-spanned="3" table:number-rows-spanned="1">
            <text:p>Approximate method 2</text:p>
          </table:table-cell>
          <table:covered-table-cell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1/(1+e^(-kx))</text:p>
          </table:table-cell>
          <table:covered-table-cell table:style-name="ce7"/>
          <table:table-cell table:style-name="ce9" office:value-type="string" table:number-columns-spanned="3" table:number-rows-spanned="1">
            <text:p>Kx / ( 1 + | kx | )</text:p>
          </table:table-cell>
          <table:covered-table-cell table:number-columns-repeated="2" table:style-name="ce13"/>
          <table:table-cell table:style-name="ce16" office:value-type="string" table:number-columns-spanned="3" table:number-rows-spanned="1">
            <text:p>(tanh(x) *.5) + .5</text:p>
          </table:table-cell>
          <table:covered-table-cell table:number-columns-repeated="2" table:style-name="ce20"/>
          <table:table-cell table:style-name="Default" office:value-type="string">
            <text:p>sin(x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Sigm(X)</text:p>
          </table:table-cell>
          <table:table-cell table:style-name="ce4" office:value-type="string">
            <text:p>Deviation</text:p>
          </table:table-cell>
          <table:table-cell table:style-name="ce10" office:value-type="string">
            <text:p>Sigm approx 1</text:p>
          </table:table-cell>
          <table:table-cell table:style-name="ce10" office:value-type="string">
            <text:p>Deviation</text:p>
          </table:table-cell>
          <table:table-cell table:style-name="ce10" office:value-type="string">
            <text:p>Sig dev dev</text:p>
          </table:table-cell>
          <table:table-cell table:style-name="ce17" office:value-type="string">
            <text:p>Tanh</text:p>
          </table:table-cell>
          <table:table-cell table:style-name="ce17" office:value-type="string">
            <text:p>Dev</text:p>
          </table:table-cell>
          <table:table-cell table:style-name="ce17" office:value-type="string">
            <text:p>Sig dev dev</text:p>
          </table:table-cell>
          <table:table-cell office:value-type="string">
            <text:p>Sigm app</text:p>
          </table:table-cell>
          <table:table-cell office:value-type="string">
            <text:p>Deviation</text:p>
          </table:table-cell>
          <table:table-cell office:value-type="string">
            <text:p>Sig dev dev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ooc:=1/(1+EXP(-([.$A$46] * [.A4])))" office:value-type="float" office:value="0.0179862099620916">
            <text:p>0.02</text:p>
          </table:table-cell>
          <table:table-cell table:formula="oooc:=ABS(ABS([.A4])-ABS([.B4]))" office:value-type="float" office:value="0.982013790037908">
            <text:p>0.98</text:p>
          </table:table-cell>
          <table:table-cell table:formula="oooc:=[.$A$46] * [.A4] / (1 + ABS([.$A$46] * [.A4])) + 0.5" office:value-type="float" office:value="-0.3">
            <text:p>-0.3</text:p>
          </table:table-cell>
          <table:table-cell table:formula="oooc:=ABS((ABS([.A4])-ABS([.D4])))" office:value-type="float" office:value="0.7">
            <text:p>0.7</text:p>
          </table:table-cell>
          <table:table-cell table:formula="oooc:=ABS(ABS([.$B4])-ABS([.E4]))" office:value-type="float" office:value="0.682013790037908">
            <text:p>0.68</text:p>
          </table:table-cell>
          <table:table-cell table:formula="oooc:=(TANH([.$A$46]*[.A4])*0.5) + 0.5" office:value-type="float" office:value="0.000335350130466483">
            <text:p>0</text:p>
          </table:table-cell>
          <table:table-cell table:formula="oooc:=ABS(ABS([.A4])-(ABS([.G4])))" office:value-type="float" office:value="0.999664649869533">
            <text:p>1</text:p>
          </table:table-cell>
          <table:table-cell table:formula="oooc:=ABS(ABS([.$B4])-ABS([.H4]))" office:value-type="float" office:value="0.981678439907442">
            <text:p>0.98</text:p>
          </table:table-cell>
          <table:table-cell table:formula="oooc:=(SIN([.$A$46]*[.A4])*0.5 )+ 0.5" office:value-type="float" office:value="0.878401247653964">
            <text:p>0.88</text:p>
          </table:table-cell>
          <table:table-cell table:formula="oooc:=ABS(ABS([.A1])-(ABS([.J4])))" office:value-type="float" office:value="0.878401247653964">
            <text:p>0.88</text:p>
          </table:table-cell>
          <table:table-cell/>
        </table:table-row>
        <table:table-row table:style-name="ro1">
          <table:table-cell office:value-type="float" office:value="-0.95">
            <text:p>-0.95</text:p>
          </table:table-cell>
          <table:table-cell table:formula="oooc:=1/(1+EXP(-([.$A$46] * [.A5])))" office:value-type="float" office:value="0.0218812709361305">
            <text:p>0.02</text:p>
          </table:table-cell>
          <table:table-cell table:formula="oooc:=ABS(ABS([.A5])-ABS([.B5]))" office:value-type="float" office:value="0.92811872906387">
            <text:p>0.93</text:p>
          </table:table-cell>
          <table:table-cell table:formula="oooc:=[.$A$46] * [.A5] / (1 + ABS([.$A$46] * [.A5])) + 0.5" office:value-type="float" office:value="-0.291666666666667">
            <text:p>-0.29</text:p>
          </table:table-cell>
          <table:table-cell table:formula="oooc:=ABS((ABS([.A5])-ABS([.D5])))" office:value-type="float" office:value="0.658333333333333">
            <text:p>0.66</text:p>
          </table:table-cell>
          <table:table-cell table:formula="oooc:=ABS(ABS([.$B5])-ABS([.E5]))" office:value-type="float" office:value="0.636452062397203">
            <text:p>0.64</text:p>
          </table:table-cell>
          <table:table-cell table:formula="oooc:=(TANH([.$A$46]*[.A5])*0.5) + 0.5" office:value-type="float" office:value="0.000500201107079545">
            <text:p>0</text:p>
          </table:table-cell>
          <table:table-cell table:formula="oooc:=ABS(ABS([.A5])-(ABS([.G5])))" office:value-type="float" office:value="0.949499798892921">
            <text:p>0.95</text:p>
          </table:table-cell>
          <table:table-cell table:formula="oooc:=ABS(ABS([.$B5])-ABS([.H5]))" office:value-type="float" office:value="0.92761852795679">
            <text:p>0.93</text:p>
          </table:table-cell>
          <table:table-cell table:formula="oooc:=(SIN([.$A$46]*[.A5])*0.5 )+ 0.5" office:value-type="float" office:value="0.80592894547136">
            <text:p>0.81</text:p>
          </table:table-cell>
          <table:table-cell table:formula="oooc:=ABS(ABS([.A2])-(ABS([.J5])))" office:value-type="float" office:value="0.80592894547136">
            <text:p>0.81</text:p>
          </table:table-cell>
          <table:table-cell/>
        </table:table-row>
        <table:table-row table:style-name="ro1">
          <table:table-cell office:value-type="float" office:value="-0.9">
            <text:p>-0.9</text:p>
          </table:table-cell>
          <table:table-cell table:formula="oooc:=1/(1+EXP(-([.$A$46] * [.A6])))" office:value-type="float" office:value="0.0265969935768658">
            <text:p>0.03</text:p>
          </table:table-cell>
          <table:table-cell table:formula="oooc:=ABS(ABS([.A6])-ABS([.B6]))" office:value-type="float" office:value="0.873403006423134">
            <text:p>0.87</text:p>
          </table:table-cell>
          <table:table-cell table:formula="oooc:=[.$A$46] * [.A6] / (1 + ABS([.$A$46] * [.A6])) + 0.5" office:value-type="float" office:value="-0.282608695652174">
            <text:p>-0.28</text:p>
          </table:table-cell>
          <table:table-cell table:formula="oooc:=ABS((ABS([.A6])-ABS([.D6])))" office:value-type="float" office:value="0.617391304347826">
            <text:p>0.62</text:p>
          </table:table-cell>
          <table:table-cell table:formula="oooc:=ABS(ABS([.$B6])-ABS([.E6]))" office:value-type="float" office:value="0.59079431077096">
            <text:p>0.59</text:p>
          </table:table-cell>
          <table:table-cell table:formula="oooc:=(TANH([.$A$46]*[.A6])*0.5) + 0.5" office:value-type="float" office:value="0.000746028833836676">
            <text:p>0</text:p>
          </table:table-cell>
          <table:table-cell table:formula="oooc:=ABS(ABS([.A6])-(ABS([.G6])))" office:value-type="float" office:value="0.899253971166163">
            <text:p>0.9</text:p>
          </table:table-cell>
          <table:table-cell table:formula="oooc:=ABS(ABS([.$B6])-ABS([.H6]))" office:value-type="float" office:value="0.872656977589298">
            <text:p>0.87</text:p>
          </table:table-cell>
          <table:table-cell table:formula="oooc:=(SIN([.$A$46]*[.A6])*0.5 )+ 0.5" office:value-type="float" office:value="0.721260221647426">
            <text:p>0.72</text:p>
          </table:table-cell>
          <table:table-cell table:formula="oooc:=ABS(ABS([.A3])-(ABS([.J6])))" office:value-type="float" office:value="0.721260221647426">
            <text:p>0.72</text:p>
          </table:table-cell>
          <table:table-cell/>
        </table:table-row>
        <table:table-row table:style-name="ro1">
          <table:table-cell office:value-type="float" office:value="-0.85">
            <text:p>-0.85</text:p>
          </table:table-cell>
          <table:table-cell table:formula="oooc:=1/(1+EXP(-([.$A$46] * [.A7])))" office:value-type="float" office:value="0.0322954646984505">
            <text:p>0.03</text:p>
          </table:table-cell>
          <table:table-cell table:formula="oooc:=ABS(ABS([.A7])-ABS([.B7]))" office:value-type="float" office:value="0.81770453530155">
            <text:p>0.82</text:p>
          </table:table-cell>
          <table:table-cell table:formula="oooc:=[.$A$46] * [.A7] / (1 + ABS([.$A$46] * [.A7])) + 0.5" office:value-type="float" office:value="-0.272727272727273">
            <text:p>-0.27</text:p>
          </table:table-cell>
          <table:table-cell table:formula="oooc:=ABS((ABS([.A7])-ABS([.D7])))" office:value-type="float" office:value="0.577272727272727">
            <text:p>0.58</text:p>
          </table:table-cell>
          <table:table-cell table:formula="oooc:=ABS(ABS([.$B7])-ABS([.E7]))" office:value-type="float" office:value="0.544977262574277">
            <text:p>0.54</text:p>
          </table:table-cell>
          <table:table-cell table:formula="oooc:=(TANH([.$A$46]*[.A7])*0.5) + 0.5" office:value-type="float" office:value="0.00111253603286032">
            <text:p>0</text:p>
          </table:table-cell>
          <table:table-cell table:formula="oooc:=ABS(ABS([.A7])-(ABS([.G7])))" office:value-type="float" office:value="0.84888746396714">
            <text:p>0.85</text:p>
          </table:table-cell>
          <table:table-cell table:formula="oooc:=ABS(ABS([.$B7])-ABS([.H7]))" office:value-type="float" office:value="0.816591999268689">
            <text:p>0.82</text:p>
          </table:table-cell>
          <table:table-cell table:formula="oooc:=(SIN([.$A$46]*[.A7])*0.5 )+ 0.5" office:value-type="float" office:value="0.627770551013416">
            <text:p>0.63</text:p>
          </table:table-cell>
          <table:table-cell table:formula="oooc:=ABS(ABS([.A4])-(ABS([.J7])))" office:value-type="float" office:value="0.372229448986584">
            <text:p>0.37</text:p>
          </table:table-cell>
          <table:table-cell/>
        </table:table-row>
        <table:table-row table:style-name="ro1">
          <table:table-cell office:value-type="float" office:value="-0.8">
            <text:p>-0.8</text:p>
          </table:table-cell>
          <table:table-cell table:formula="oooc:=1/(1+EXP(-([.$A$46] * [.A8])))" office:value-type="float" office:value="0.0391657227967643">
            <text:p>0.04</text:p>
          </table:table-cell>
          <table:table-cell table:formula="oooc:=ABS(ABS([.A8])-ABS([.B8]))" office:value-type="float" office:value="0.760834277203236">
            <text:p>0.76</text:p>
          </table:table-cell>
          <table:table-cell table:formula="oooc:=[.$A$46] * [.A8] / (1 + ABS([.$A$46] * [.A8])) + 0.5" office:value-type="float" office:value="-0.261904761904762">
            <text:p>-0.26</text:p>
          </table:table-cell>
          <table:table-cell table:formula="oooc:=ABS((ABS([.A8])-ABS([.D8])))" office:value-type="float" office:value="0.538095238095238">
            <text:p>0.54</text:p>
          </table:table-cell>
          <table:table-cell table:formula="oooc:=ABS(ABS([.$B8])-ABS([.E8]))" office:value-type="float" office:value="0.498929515298474">
            <text:p>0.5</text:p>
          </table:table-cell>
          <table:table-cell table:formula="oooc:=(TANH([.$A$46]*[.A8])*0.5) + 0.5" office:value-type="float" office:value="0.00165880108017441">
            <text:p>0</text:p>
          </table:table-cell>
          <table:table-cell table:formula="oooc:=ABS(ABS([.A8])-(ABS([.G8])))" office:value-type="float" office:value="0.798341198919826">
            <text:p>0.8</text:p>
          </table:table-cell>
          <table:table-cell table:formula="oooc:=ABS(ABS([.$B8])-ABS([.H8]))" office:value-type="float" office:value="0.759175476123062">
            <text:p>0.76</text:p>
          </table:table-cell>
          <table:table-cell table:formula="oooc:=(SIN([.$A$46]*[.A8])*0.5 )+ 0.5" office:value-type="float" office:value="0.529187071713791">
            <text:p>0.53</text:p>
          </table:table-cell>
          <table:table-cell table:formula="oooc:=ABS(ABS([.A5])-(ABS([.J8])))" office:value-type="float" office:value="0.42081292828621">
            <text:p>0.42</text:p>
          </table:table-cell>
          <table:table-cell/>
        </table:table-row>
        <table:table-row table:style-name="ro1">
          <table:table-cell office:value-type="float" office:value="-0.75">
            <text:p>-0.75</text:p>
          </table:table-cell>
          <table:table-cell table:formula="oooc:=1/(1+EXP(-([.$A$46] * [.A9])))" office:value-type="float" office:value="0.0474258731775667">
            <text:p>0.05</text:p>
          </table:table-cell>
          <table:table-cell table:formula="oooc:=ABS(ABS([.A9])-ABS([.B9]))" office:value-type="float" office:value="0.702574126822434">
            <text:p>0.7</text:p>
          </table:table-cell>
          <table:table-cell table:formula="oooc:=[.$A$46] * [.A9] / (1 + ABS([.$A$46] * [.A9])) + 0.5" office:value-type="float" office:value="-0.25">
            <text:p>-0.25</text:p>
          </table:table-cell>
          <table:table-cell table:formula="oooc:=ABS((ABS([.A9])-ABS([.D9])))" office:value-type="float" office:value="0.5">
            <text:p>0.5</text:p>
          </table:table-cell>
          <table:table-cell table:formula="oooc:=ABS(ABS([.$B9])-ABS([.E9]))" office:value-type="float" office:value="0.452574126822434">
            <text:p>0.45</text:p>
          </table:table-cell>
          <table:table-cell table:formula="oooc:=(TANH([.$A$46]*[.A9])*0.5) + 0.5" office:value-type="float" office:value="0.00247262315663477">
            <text:p>0</text:p>
          </table:table-cell>
          <table:table-cell table:formula="oooc:=ABS(ABS([.A9])-(ABS([.G9])))" office:value-type="float" office:value="0.747527376843366">
            <text:p>0.75</text:p>
          </table:table-cell>
          <table:table-cell table:formula="oooc:=ABS(ABS([.$B9])-ABS([.H9]))" office:value-type="float" office:value="0.700101503665799">
            <text:p>0.7</text:p>
          </table:table-cell>
          <table:table-cell table:formula="oooc:=(SIN([.$A$46]*[.A9])*0.5 )+ 0.5" office:value-type="float" office:value="0.429439995970067">
            <text:p>0.43</text:p>
          </table:table-cell>
          <table:table-cell table:formula="oooc:=ABS(ABS([.A6])-(ABS([.J9])))" office:value-type="float" office:value="0.470560004029933">
            <text:p>0.47</text:p>
          </table:table-cell>
          <table:table-cell/>
        </table:table-row>
        <table:table-row table:style-name="ro1">
          <table:table-cell office:value-type="float" office:value="-0.7">
            <text:p>-0.7</text:p>
          </table:table-cell>
          <table:table-cell table:formula="oooc:=1/(1+EXP(-([.$A$46] * [.A10])))" office:value-type="float" office:value="0.0573241758988687">
            <text:p>0.06</text:p>
          </table:table-cell>
          <table:table-cell table:formula="oooc:=ABS(ABS([.A10])-ABS([.B10]))" office:value-type="float" office:value="0.642675824101132">
            <text:p>0.64</text:p>
          </table:table-cell>
          <table:table-cell table:formula="oooc:=[.$A$46] * [.A10] / (1 + ABS([.$A$46] * [.A10])) + 0.5" office:value-type="float" office:value="-0.236842105263158">
            <text:p>-0.24</text:p>
          </table:table-cell>
          <table:table-cell table:formula="oooc:=ABS((ABS([.A10])-ABS([.D10])))" office:value-type="float" office:value="0.463157894736842">
            <text:p>0.46</text:p>
          </table:table-cell>
          <table:table-cell table:formula="oooc:=ABS(ABS([.$B10])-ABS([.E10]))" office:value-type="float" office:value="0.405833718837974">
            <text:p>0.41</text:p>
          </table:table-cell>
          <table:table-cell table:formula="oooc:=(TANH([.$A$46]*[.A10])*0.5) + 0.5" office:value-type="float" office:value="0.003684239899436">
            <text:p>0</text:p>
          </table:table-cell>
          <table:table-cell table:formula="oooc:=ABS(ABS([.A10])-(ABS([.G10])))" office:value-type="float" office:value="0.696315760100564">
            <text:p>0.7</text:p>
          </table:table-cell>
          <table:table-cell table:formula="oooc:=ABS(ABS([.$B10])-ABS([.H10]))" office:value-type="float" office:value="0.638991584201696">
            <text:p>0.64</text:p>
          </table:table-cell>
          <table:table-cell table:formula="oooc:=(SIN([.$A$46]*[.A10])*0.5 )+ 0.5" office:value-type="float" office:value="0.332505924922048">
            <text:p>0.33</text:p>
          </table:table-cell>
          <table:table-cell table:formula="oooc:=ABS(ABS([.A7])-(ABS([.J10])))" office:value-type="float" office:value="0.517494075077952">
            <text:p>0.52</text:p>
          </table:table-cell>
          <table:table-cell/>
        </table:table-row>
        <table:table-row table:style-name="ro1">
          <table:table-cell office:value-type="float" office:value="-0.65">
            <text:p>-0.65</text:p>
          </table:table-cell>
          <table:table-cell table:formula="oooc:=1/(1+EXP(-([.$A$46] * [.A11])))" office:value-type="float" office:value="0.0691384203433467">
            <text:p>0.07</text:p>
          </table:table-cell>
          <table:table-cell table:formula="oooc:=ABS(ABS([.A11])-ABS([.B11]))" office:value-type="float" office:value="0.580861579656654">
            <text:p>0.58</text:p>
          </table:table-cell>
          <table:table-cell table:formula="oooc:=[.$A$46] * [.A11] / (1 + ABS([.$A$46] * [.A11])) + 0.5" office:value-type="float" office:value="-0.222222222222222">
            <text:p>-0.22</text:p>
          </table:table-cell>
          <table:table-cell table:formula="oooc:=ABS((ABS([.A11])-ABS([.D11])))" office:value-type="float" office:value="0.427777777777778">
            <text:p>0.43</text:p>
          </table:table-cell>
          <table:table-cell table:formula="oooc:=ABS(ABS([.$B11])-ABS([.E11]))" office:value-type="float" office:value="0.358639357434431">
            <text:p>0.36</text:p>
          </table:table-cell>
          <table:table-cell table:formula="oooc:=(TANH([.$A$46]*[.A11])*0.5) + 0.5" office:value-type="float" office:value="0.0054862988994504">
            <text:p>0.01</text:p>
          </table:table-cell>
          <table:table-cell table:formula="oooc:=ABS(ABS([.A11])-(ABS([.G11])))" office:value-type="float" office:value="0.64451370110055">
            <text:p>0.64</text:p>
          </table:table-cell>
          <table:table-cell table:formula="oooc:=ABS(ABS([.$B11])-ABS([.H11]))" office:value-type="float" office:value="0.575375280757203">
            <text:p>0.58</text:p>
          </table:table-cell>
          <table:table-cell table:formula="oooc:=(SIN([.$A$46]*[.A11])*0.5 )+ 0.5" office:value-type="float" office:value="0.242249314089269">
            <text:p>0.24</text:p>
          </table:table-cell>
          <table:table-cell table:formula="oooc:=ABS(ABS([.A8])-(ABS([.J11])))" office:value-type="float" office:value="0.557750685910732">
            <text:p>0.56</text:p>
          </table:table-cell>
          <table:table-cell/>
        </table:table-row>
        <table:table-row table:style-name="ro1">
          <table:table-cell office:value-type="float" office:value="-0.600000000000001">
            <text:p>-0.6</text:p>
          </table:table-cell>
          <table:table-cell table:formula="oooc:=1/(1+EXP(-([.$A$46] * [.A12])))" office:value-type="float" office:value="0.0831726964939222">
            <text:p>0.08</text:p>
          </table:table-cell>
          <table:table-cell table:formula="oooc:=ABS(ABS([.A12])-ABS([.B12]))" office:value-type="float" office:value="0.516827303506078">
            <text:p>0.52</text:p>
          </table:table-cell>
          <table:table-cell table:formula="oooc:=[.$A$46] * [.A12] / (1 + ABS([.$A$46] * [.A12])) + 0.5" office:value-type="float" office:value="-0.205882352941177">
            <text:p>-0.21</text:p>
          </table:table-cell>
          <table:table-cell table:formula="oooc:=ABS((ABS([.A12])-ABS([.D12])))" office:value-type="float" office:value="0.394117647058824">
            <text:p>0.39</text:p>
          </table:table-cell>
          <table:table-cell table:formula="oooc:=ABS(ABS([.$B12])-ABS([.E12]))" office:value-type="float" office:value="0.310944950564902">
            <text:p>0.31</text:p>
          </table:table-cell>
          <table:table-cell table:formula="oooc:=(TANH([.$A$46]*[.A12])*0.5) + 0.5" office:value-type="float" office:value="0.00816257115315988">
            <text:p>0.01</text:p>
          </table:table-cell>
          <table:table-cell table:formula="oooc:=ABS(ABS([.A12])-(ABS([.G12])))" office:value-type="float" office:value="0.591837428846841">
            <text:p>0.59</text:p>
          </table:table-cell>
          <table:table-cell table:formula="oooc:=ABS(ABS([.$B12])-ABS([.H12]))" office:value-type="float" office:value="0.508664732352918">
            <text:p>0.51</text:p>
          </table:table-cell>
          <table:table-cell table:formula="oooc:=(SIN([.$A$46]*[.A12])*0.5 )+ 0.5" office:value-type="float" office:value="0.162268409724425">
            <text:p>0.16</text:p>
          </table:table-cell>
          <table:table-cell table:formula="oooc:=ABS(ABS([.A9])-(ABS([.J12])))" office:value-type="float" office:value="0.587731590275575">
            <text:p>0.59</text:p>
          </table:table-cell>
          <table:table-cell/>
        </table:table-row>
        <table:table-row table:style-name="ro1">
          <table:table-cell office:value-type="float" office:value="-0.550000000000001">
            <text:p>-0.55</text:p>
          </table:table-cell>
          <table:table-cell table:formula="oooc:=1/(1+EXP(-([.$A$46] * [.A13])))" office:value-type="float" office:value="0.0997504891196849">
            <text:p>0.1</text:p>
          </table:table-cell>
          <table:table-cell table:formula="oooc:=ABS(ABS([.A13])-ABS([.B13]))" office:value-type="float" office:value="0.450249510880316">
            <text:p>0.45</text:p>
          </table:table-cell>
          <table:table-cell table:formula="oooc:=[.$A$46] * [.A13] / (1 + ABS([.$A$46] * [.A13])) + 0.5" office:value-type="float" office:value="-0.1875">
            <text:p>-0.19</text:p>
          </table:table-cell>
          <table:table-cell table:formula="oooc:=ABS((ABS([.A13])-ABS([.D13])))" office:value-type="float" office:value="0.3625">
            <text:p>0.36</text:p>
          </table:table-cell>
          <table:table-cell table:formula="oooc:=ABS(ABS([.$B13])-ABS([.E13]))" office:value-type="float" office:value="0.262749510880315">
            <text:p>0.26</text:p>
          </table:table-cell>
          <table:table-cell table:formula="oooc:=(TANH([.$A$46]*[.A13])*0.5) + 0.5" office:value-type="float" office:value="0.0121284349842742">
            <text:p>0.01</text:p>
          </table:table-cell>
          <table:table-cell table:formula="oooc:=ABS(ABS([.A13])-(ABS([.G13])))" office:value-type="float" office:value="0.537871565015726">
            <text:p>0.54</text:p>
          </table:table-cell>
          <table:table-cell table:formula="oooc:=ABS(ABS([.$B13])-ABS([.H13]))" office:value-type="float" office:value="0.438121075896042">
            <text:p>0.44</text:p>
          </table:table-cell>
          <table:table-cell table:formula="oooc:=(SIN([.$A$46]*[.A13])*0.5 )+ 0.5" office:value-type="float" office:value="0.0957517980902056">
            <text:p>0.1</text:p>
          </table:table-cell>
          <table:table-cell table:formula="oooc:=ABS(ABS([.A10])-(ABS([.J13])))" office:value-type="float" office:value="0.604248201909795">
            <text:p>0.6</text:p>
          </table:table-cell>
          <table:table-cell/>
        </table:table-row>
        <table:table-row table:style-name="ro1">
          <table:table-cell office:value-type="float" office:value="-0.500000000000001">
            <text:p>-0.5</text:p>
          </table:table-cell>
          <table:table-cell table:formula="oooc:=1/(1+EXP(-([.$A$46] * [.A14])))" office:value-type="float" office:value="0.119202922022117">
            <text:p>0.12</text:p>
          </table:table-cell>
          <table:table-cell table:formula="oooc:=ABS(ABS([.A14])-ABS([.B14]))" office:value-type="float" office:value="0.380797077977883">
            <text:p>0.38</text:p>
          </table:table-cell>
          <table:table-cell table:formula="oooc:=[.$A$46] * [.A14] / (1 + ABS([.$A$46] * [.A14])) + 0.5" office:value-type="float" office:value="-0.166666666666667">
            <text:p>-0.17</text:p>
          </table:table-cell>
          <table:table-cell table:formula="oooc:=ABS((ABS([.A14])-ABS([.D14])))" office:value-type="float" office:value="0.333333333333334">
            <text:p>0.33</text:p>
          </table:table-cell>
          <table:table-cell table:formula="oooc:=ABS(ABS([.$B14])-ABS([.E14]))" office:value-type="float" office:value="0.214130411311216">
            <text:p>0.21</text:p>
          </table:table-cell>
          <table:table-cell table:formula="oooc:=(TANH([.$A$46]*[.A14])*0.5) + 0.5" office:value-type="float" office:value="0.0179862099620914">
            <text:p>0.02</text:p>
          </table:table-cell>
          <table:table-cell table:formula="oooc:=ABS(ABS([.A14])-(ABS([.G14])))" office:value-type="float" office:value="0.482013790037909">
            <text:p>0.48</text:p>
          </table:table-cell>
          <table:table-cell table:formula="oooc:=ABS(ABS([.$B14])-ABS([.H14]))" office:value-type="float" office:value="0.362810868015792">
            <text:p>0.36</text:p>
          </table:table-cell>
          <table:table-cell table:formula="oooc:=(SIN([.$A$46]*[.A14])*0.5 )+ 0.5" office:value-type="float" office:value="0.0453512865871597">
            <text:p>0.05</text:p>
          </table:table-cell>
          <table:table-cell table:formula="oooc:=ABS(ABS([.A11])-(ABS([.J14])))" office:value-type="float" office:value="0.604648713412841">
            <text:p>0.6</text:p>
          </table:table-cell>
          <table:table-cell/>
        </table:table-row>
        <table:table-row table:style-name="ro1">
          <table:table-cell office:value-type="float" office:value="-0.450000000000001">
            <text:p>-0.45</text:p>
          </table:table-cell>
          <table:table-cell table:formula="oooc:=1/(1+EXP(-([.$A$46] * [.A15])))" office:value-type="float" office:value="0.141851064900487">
            <text:p>0.14</text:p>
          </table:table-cell>
          <table:table-cell table:formula="oooc:=ABS(ABS([.A15])-ABS([.B15]))" office:value-type="float" office:value="0.308148935099513">
            <text:p>0.31</text:p>
          </table:table-cell>
          <table:table-cell table:formula="oooc:=[.$A$46] * [.A15] / (1 + ABS([.$A$46] * [.A15])) + 0.5" office:value-type="float" office:value="-0.142857142857143">
            <text:p>-0.14</text:p>
          </table:table-cell>
          <table:table-cell table:formula="oooc:=ABS((ABS([.A15])-ABS([.D15])))" office:value-type="float" office:value="0.307142857142857">
            <text:p>0.31</text:p>
          </table:table-cell>
          <table:table-cell table:formula="oooc:=ABS(ABS([.$B15])-ABS([.E15]))" office:value-type="float" office:value="0.16529179224237">
            <text:p>0.17</text:p>
          </table:table-cell>
          <table:table-cell table:formula="oooc:=(TANH([.$A$46]*[.A15])*0.5) + 0.5" office:value-type="float" office:value="0.0265969935768657">
            <text:p>0.03</text:p>
          </table:table-cell>
          <table:table-cell table:formula="oooc:=ABS(ABS([.A15])-(ABS([.G15])))" office:value-type="float" office:value="0.423403006423135">
            <text:p>0.42</text:p>
          </table:table-cell>
          <table:table-cell table:formula="oooc:=ABS(ABS([.$B15])-ABS([.H15]))" office:value-type="float" office:value="0.281551941522648">
            <text:p>0.28</text:p>
          </table:table-cell>
          <table:table-cell table:formula="oooc:=(SIN([.$A$46]*[.A15])*0.5 )+ 0.5" office:value-type="float" office:value="0.0130761845609028">
            <text:p>0.01</text:p>
          </table:table-cell>
          <table:table-cell table:formula="oooc:=ABS(ABS([.A12])-(ABS([.J15])))" office:value-type="float" office:value="0.586923815439098">
            <text:p>0.59</text:p>
          </table:table-cell>
          <table:table-cell/>
        </table:table-row>
        <table:table-row table:style-name="ro1">
          <table:table-cell office:value-type="float" office:value="-0.400000000000001">
            <text:p>-0.4</text:p>
          </table:table-cell>
          <table:table-cell table:formula="oooc:=1/(1+EXP(-([.$A$46] * [.A16])))" office:value-type="float" office:value="0.167981614866075">
            <text:p>0.17</text:p>
          </table:table-cell>
          <table:table-cell table:formula="oooc:=ABS(ABS([.A16])-ABS([.B16]))" office:value-type="float" office:value="0.232018385133926">
            <text:p>0.23</text:p>
          </table:table-cell>
          <table:table-cell table:formula="oooc:=[.$A$46] * [.A16] / (1 + ABS([.$A$46] * [.A16])) + 0.5" office:value-type="float" office:value="-0.115384615384616">
            <text:p>-0.12</text:p>
          </table:table-cell>
          <table:table-cell table:formula="oooc:=ABS((ABS([.A16])-ABS([.D16])))" office:value-type="float" office:value="0.284615384615385">
            <text:p>0.28</text:p>
          </table:table-cell>
          <table:table-cell table:formula="oooc:=ABS(ABS([.$B16])-ABS([.E16]))" office:value-type="float" office:value="0.11663376974931">
            <text:p>0.12</text:p>
          </table:table-cell>
          <table:table-cell table:formula="oooc:=(TANH([.$A$46]*[.A16])*0.5) + 0.5" office:value-type="float" office:value="0.0391657227967641">
            <text:p>0.04</text:p>
          </table:table-cell>
          <table:table-cell table:formula="oooc:=ABS(ABS([.A16])-(ABS([.G16])))" office:value-type="float" office:value="0.360834277203237">
            <text:p>0.36</text:p>
          </table:table-cell>
          <table:table-cell table:formula="oooc:=ABS(ABS([.$B16])-ABS([.H16]))" office:value-type="float" office:value="0.192852662337162">
            <text:p>0.19</text:p>
          </table:table-cell>
          <table:table-cell table:formula="oooc:=(SIN([.$A$46]*[.A16])*0.5 )+ 0.5" office:value-type="float" office:value="0.000213198479247445">
            <text:p>0</text:p>
          </table:table-cell>
          <table:table-cell table:formula="oooc:=ABS(ABS([.A13])-(ABS([.J16])))" office:value-type="float" office:value="0.549786801520753">
            <text:p>0.55</text:p>
          </table:table-cell>
          <table:table-cell/>
        </table:table-row>
        <table:table-row table:style-name="ro1">
          <table:table-cell office:value-type="float" office:value="-0.350000000000001">
            <text:p>-0.35</text:p>
          </table:table-cell>
          <table:table-cell table:formula="oooc:=1/(1+EXP(-([.$A$46] * [.A17])))" office:value-type="float" office:value="0.197816111441418">
            <text:p>0.2</text:p>
          </table:table-cell>
          <table:table-cell table:formula="oooc:=ABS(ABS([.A17])-ABS([.B17]))" office:value-type="float" office:value="0.152183888558583">
            <text:p>0.15</text:p>
          </table:table-cell>
          <table:table-cell table:formula="oooc:=[.$A$46] * [.A17] / (1 + ABS([.$A$46] * [.A17])) + 0.5" office:value-type="float" office:value="-0.0833333333333339">
            <text:p>-0.08</text:p>
          </table:table-cell>
          <table:table-cell table:formula="oooc:=ABS((ABS([.A17])-ABS([.D17])))" office:value-type="float" office:value="0.266666666666667">
            <text:p>0.27</text:p>
          </table:table-cell>
          <table:table-cell table:formula="oooc:=ABS(ABS([.$B17])-ABS([.E17]))" office:value-type="float" office:value="0.0688505552252492">
            <text:p>0.07</text:p>
          </table:table-cell>
          <table:table-cell table:formula="oooc:=(TANH([.$A$46]*[.A17])*0.5) + 0.5" office:value-type="float" office:value="0.0573241758988683">
            <text:p>0.06</text:p>
          </table:table-cell>
          <table:table-cell table:formula="oooc:=ABS(ABS([.A17])-(ABS([.G17])))" office:value-type="float" office:value="0.292675824101132">
            <text:p>0.29</text:p>
          </table:table-cell>
          <table:table-cell table:formula="oooc:=ABS(ABS([.$B17])-ABS([.H17]))" office:value-type="float" office:value="0.0948597126597148">
            <text:p>0.09</text:p>
          </table:table-cell>
          <table:table-cell table:formula="oooc:=(SIN([.$A$46]*[.A17])*0.5 )+ 0.5" office:value-type="float" office:value="0.0072751350057696">
            <text:p>0.01</text:p>
          </table:table-cell>
          <table:table-cell table:formula="oooc:=ABS(ABS([.A14])-(ABS([.J17])))" office:value-type="float" office:value="0.492724864994231">
            <text:p>0.49</text:p>
          </table:table-cell>
          <table:table-cell/>
        </table:table-row>
        <table:table-row table:style-name="ro1">
          <table:table-cell office:value-type="float" office:value="-0.300000000000001">
            <text:p>-0.3</text:p>
          </table:table-cell>
          <table:table-cell table:formula="oooc:=1/(1+EXP(-([.$A$46] * [.A18])))" office:value-type="float" office:value="0.231475216500982">
            <text:p>0.23</text:p>
          </table:table-cell>
          <table:table-cell table:formula="oooc:=ABS(ABS([.A18])-ABS([.B18]))" office:value-type="float" office:value="0.0685247834990192">
            <text:p>0.07</text:p>
          </table:table-cell>
          <table:table-cell table:formula="oooc:=[.$A$46] * [.A18] / (1 + ABS([.$A$46] * [.A18])) + 0.5" office:value-type="float" office:value="-0.0454545454545462">
            <text:p>-0.05</text:p>
          </table:table-cell>
          <table:table-cell table:formula="oooc:=ABS((ABS([.A18])-ABS([.D18])))" office:value-type="float" office:value="0.254545454545455">
            <text:p>0.25</text:p>
          </table:table-cell>
          <table:table-cell table:formula="oooc:=ABS(ABS([.$B18])-ABS([.E18]))" office:value-type="float" office:value="0.023070238044473">
            <text:p>0.02</text:p>
          </table:table-cell>
          <table:table-cell table:formula="oooc:=(TANH([.$A$46]*[.A18])*0.5) + 0.5" office:value-type="float" office:value="0.0831726964939218">
            <text:p>0.08</text:p>
          </table:table-cell>
          <table:table-cell table:formula="oooc:=ABS(ABS([.A18])-(ABS([.G18])))" office:value-type="float" office:value="0.216827303506079">
            <text:p>0.22</text:p>
          </table:table-cell>
          <table:table-cell table:formula="oooc:=ABS(ABS([.$B18])-ABS([.H18]))" office:value-type="float" office:value="0.0146479129949026">
            <text:p>0.01</text:p>
          </table:table-cell>
          <table:table-cell table:formula="oooc:=(SIN([.$A$46]*[.A18])*0.5 )+ 0.5" office:value-type="float" office:value="0.0339804570163861">
            <text:p>0.03</text:p>
          </table:table-cell>
          <table:table-cell table:formula="oooc:=ABS(ABS([.A15])-(ABS([.J18])))" office:value-type="float" office:value="0.416019542983615">
            <text:p>0.42</text:p>
          </table:table-cell>
          <table:table-cell/>
        </table:table-row>
        <table:table-row table:style-name="ro1">
          <table:table-cell office:value-type="float" office:value="-0.250000000000001">
            <text:p>-0.25</text:p>
          </table:table-cell>
          <table:table-cell table:formula="oooc:=1/(1+EXP(-([.$A$46] * [.A19])))" office:value-type="float" office:value="0.268941421369994">
            <text:p>0.27</text:p>
          </table:table-cell>
          <table:table-cell table:formula="oooc:=ABS(ABS([.A19])-ABS([.B19]))" office:value-type="float" office:value="0.0189414213699933">
            <text:p>0.02</text:p>
          </table:table-cell>
          <table:table-cell table:formula="oooc:=[.$A$46] * [.A19] / (1 + ABS([.$A$46] * [.A19])) + 0.5" office:value-type="float" office:value="0">
            <text:p>0</text:p>
          </table:table-cell>
          <table:table-cell table:formula="oooc:=ABS((ABS([.A19])-ABS([.D19])))" office:value-type="float" office:value="0.250000000000001">
            <text:p>0.25</text:p>
          </table:table-cell>
          <table:table-cell table:formula="oooc:=ABS(ABS([.$B19])-ABS([.E19]))" office:value-type="float" office:value="0.0189414213699933">
            <text:p>0.02</text:p>
          </table:table-cell>
          <table:table-cell table:formula="oooc:=(TANH([.$A$46]*[.A19])*0.5) + 0.5" office:value-type="float" office:value="0.119202922022117">
            <text:p>0.12</text:p>
          </table:table-cell>
          <table:table-cell table:formula="oooc:=ABS(ABS([.A19])-(ABS([.G19])))" office:value-type="float" office:value="0.130797077977884">
            <text:p>0.13</text:p>
          </table:table-cell>
          <table:table-cell table:formula="oooc:=ABS(ABS([.$B19])-ABS([.H19]))" office:value-type="float" office:value="0.13814434339211">
            <text:p>0.14</text:p>
          </table:table-cell>
          <table:table-cell table:formula="oooc:=(SIN([.$A$46]*[.A19])*0.5 )+ 0.5" office:value-type="float" office:value="0.0792645075960507">
            <text:p>0.08</text:p>
          </table:table-cell>
          <table:table-cell table:formula="oooc:=ABS(ABS([.A16])-(ABS([.J19])))" office:value-type="float" office:value="0.32073549240395">
            <text:p>0.32</text:p>
          </table:table-cell>
          <table:table-cell/>
        </table:table-row>
        <table:table-row table:style-name="ro1">
          <table:table-cell office:value-type="float" office:value="-0.200000000000001">
            <text:p>-0.2</text:p>
          </table:table-cell>
          <table:table-cell table:formula="oooc:=1/(1+EXP(-([.$A$46] * [.A20])))" office:value-type="float" office:value="0.310025518872387">
            <text:p>0.31</text:p>
          </table:table-cell>
          <table:table-cell table:formula="oooc:=ABS(ABS([.A20])-ABS([.B20]))" office:value-type="float" office:value="0.110025518872386">
            <text:p>0.11</text:p>
          </table:table-cell>
          <table:table-cell table:formula="oooc:=[.$A$46] * [.A20] / (1 + ABS([.$A$46] * [.A20])) + 0.5" office:value-type="float" office:value="0.0555555555555543">
            <text:p>0.06</text:p>
          </table:table-cell>
          <table:table-cell table:formula="oooc:=ABS((ABS([.A20])-ABS([.D20])))" office:value-type="float" office:value="0.144444444444447">
            <text:p>0.14</text:p>
          </table:table-cell>
          <table:table-cell table:formula="oooc:=ABS(ABS([.$B20])-ABS([.E20]))" office:value-type="float" office:value="0.16558107442794">
            <text:p>0.17</text:p>
          </table:table-cell>
          <table:table-cell table:formula="oooc:=(TANH([.$A$46]*[.A20])*0.5) + 0.5" office:value-type="float" office:value="0.167981614866074">
            <text:p>0.17</text:p>
          </table:table-cell>
          <table:table-cell table:formula="oooc:=ABS(ABS([.A20])-(ABS([.G20])))" office:value-type="float" office:value="0.0320183851339267">
            <text:p>0.03</text:p>
          </table:table-cell>
          <table:table-cell table:formula="oooc:=ABS(ABS([.$B20])-ABS([.H20]))" office:value-type="float" office:value="0.27800713373846">
            <text:p>0.28</text:p>
          </table:table-cell>
          <table:table-cell table:formula="oooc:=(SIN([.$A$46]*[.A20])*0.5 )+ 0.5" office:value-type="float" office:value="0.141321954550237">
            <text:p>0.14</text:p>
          </table:table-cell>
          <table:table-cell table:formula="oooc:=ABS(ABS([.A17])-(ABS([.J20])))" office:value-type="float" office:value="0.208678045449764">
            <text:p>0.21</text:p>
          </table:table-cell>
          <table:table-cell/>
        </table:table-row>
        <table:table-row table:style-name="ro1">
          <table:table-cell office:value-type="float" office:value="-0.150000000000001">
            <text:p>-0.15</text:p>
          </table:table-cell>
          <table:table-cell table:formula="oooc:=1/(1+EXP(-([.$A$46] * [.A21])))" office:value-type="float" office:value="0.354343693774204">
            <text:p>0.35</text:p>
          </table:table-cell>
          <table:table-cell table:formula="oooc:=ABS(ABS([.A21])-ABS([.B21]))" office:value-type="float" office:value="0.204343693774202">
            <text:p>0.2</text:p>
          </table:table-cell>
          <table:table-cell table:formula="oooc:=[.$A$46] * [.A21] / (1 + ABS([.$A$46] * [.A21])) + 0.5" office:value-type="float" office:value="0.124999999999998">
            <text:p>0.12</text:p>
          </table:table-cell>
          <table:table-cell table:formula="oooc:=ABS((ABS([.A21])-ABS([.D21])))" office:value-type="float" office:value="0.0250000000000029">
            <text:p>0.03</text:p>
          </table:table-cell>
          <table:table-cell table:formula="oooc:=ABS(ABS([.$B21])-ABS([.E21]))" office:value-type="float" office:value="0.329343693774201">
            <text:p>0.33</text:p>
          </table:table-cell>
          <table:table-cell table:formula="oooc:=(TANH([.$A$46]*[.A21])*0.5) + 0.5" office:value-type="float" office:value="0.231475216500981">
            <text:p>0.23</text:p>
          </table:table-cell>
          <table:table-cell table:formula="oooc:=ABS(ABS([.A21])-(ABS([.G21])))" office:value-type="float" office:value="0.0814752165009796">
            <text:p>0.08</text:p>
          </table:table-cell>
          <table:table-cell table:formula="oooc:=ABS(ABS([.$B21])-ABS([.H21]))" office:value-type="float" office:value="0.272868477273224">
            <text:p>0.27</text:p>
          </table:table-cell>
          <table:table-cell table:formula="oooc:=(SIN([.$A$46]*[.A21])*0.5 )+ 0.5" office:value-type="float" office:value="0.21767876330248">
            <text:p>0.22</text:p>
          </table:table-cell>
          <table:table-cell table:formula="oooc:=ABS(ABS([.A18])-(ABS([.J21])))" office:value-type="float" office:value="0.0823212366975205">
            <text:p>0.08</text:p>
          </table:table-cell>
          <table:table-cell/>
        </table:table-row>
        <table:table-row table:style-name="ro1">
          <table:table-cell office:value-type="float" office:value="-0.100000000000001">
            <text:p>-0.1</text:p>
          </table:table-cell>
          <table:table-cell table:formula="oooc:=1/(1+EXP(-([.$A$46] * [.A22])))" office:value-type="float" office:value="0.401312339887547">
            <text:p>0.4</text:p>
          </table:table-cell>
          <table:table-cell table:formula="oooc:=ABS(ABS([.A22])-ABS([.B22]))" office:value-type="float" office:value="0.301312339887546">
            <text:p>0.3</text:p>
          </table:table-cell>
          <table:table-cell table:formula="oooc:=[.$A$46] * [.A22] / (1 + ABS([.$A$46] * [.A22])) + 0.5" office:value-type="float" office:value="0.214285714285712">
            <text:p>0.21</text:p>
          </table:table-cell>
          <table:table-cell table:formula="oooc:=ABS((ABS([.A22])-ABS([.D22])))" office:value-type="float" office:value="0.114285714285711">
            <text:p>0.11</text:p>
          </table:table-cell>
          <table:table-cell table:formula="oooc:=ABS(ABS([.$B22])-ABS([.E22]))" office:value-type="float" office:value="0.287026625601836">
            <text:p>0.29</text:p>
          </table:table-cell>
          <table:table-cell table:formula="oooc:=(TANH([.$A$46]*[.A22])*0.5) + 0.5" office:value-type="float" office:value="0.310025518872385">
            <text:p>0.31</text:p>
          </table:table-cell>
          <table:table-cell table:formula="oooc:=ABS(ABS([.A22])-(ABS([.G22])))" office:value-type="float" office:value="0.210025518872384">
            <text:p>0.21</text:p>
          </table:table-cell>
          <table:table-cell table:formula="oooc:=ABS(ABS([.$B22])-ABS([.H22]))" office:value-type="float" office:value="0.191286821015163">
            <text:p>0.19</text:p>
          </table:table-cell>
          <table:table-cell table:formula="oooc:=(SIN([.$A$46]*[.A22])*0.5 )+ 0.5" office:value-type="float" office:value="0.305290828845673">
            <text:p>0.31</text:p>
          </table:table-cell>
          <table:table-cell table:formula="oooc:=ABS(ABS([.A19])-(ABS([.J22])))" office:value-type="float" office:value="0.0552908288456715">
            <text:p>0.06</text:p>
          </table:table-cell>
          <table:table-cell/>
        </table:table-row>
        <table:table-row table:style-name="ro1">
          <table:table-cell office:value-type="float" office:value="-0.0500000000000013">
            <text:p>-0.05</text:p>
          </table:table-cell>
          <table:table-cell table:formula="oooc:=1/(1+EXP(-([.$A$46] * [.A23])))" office:value-type="float" office:value="0.450166002687521">
            <text:p>0.45</text:p>
          </table:table-cell>
          <table:table-cell table:formula="oooc:=ABS(ABS([.A23])-ABS([.B23]))" office:value-type="float" office:value="0.40016600268752">
            <text:p>0.4</text:p>
          </table:table-cell>
          <table:table-cell table:formula="oooc:=[.$A$46] * [.A23] / (1 + ABS([.$A$46] * [.A23])) + 0.5" office:value-type="float" office:value="0.33333333333333">
            <text:p>0.33</text:p>
          </table:table-cell>
          <table:table-cell table:formula="oooc:=ABS((ABS([.A23])-ABS([.D23])))" office:value-type="float" office:value="0.283333333333329">
            <text:p>0.28</text:p>
          </table:table-cell>
          <table:table-cell table:formula="oooc:=ABS(ABS([.$B23])-ABS([.E23]))" office:value-type="float" office:value="0.166832669354192">
            <text:p>0.17</text:p>
          </table:table-cell>
          <table:table-cell table:formula="oooc:=(TANH([.$A$46]*[.A23])*0.5) + 0.5" office:value-type="float" office:value="0.401312339887546">
            <text:p>0.4</text:p>
          </table:table-cell>
          <table:table-cell table:formula="oooc:=ABS(ABS([.A23])-(ABS([.G23])))" office:value-type="float" office:value="0.351312339887544">
            <text:p>0.35</text:p>
          </table:table-cell>
          <table:table-cell table:formula="oooc:=ABS(ABS([.$B23])-ABS([.H23]))" office:value-type="float" office:value="0.0988536627999766">
            <text:p>0.1</text:p>
          </table:table-cell>
          <table:table-cell table:formula="oooc:=(SIN([.$A$46]*[.A23])*0.5 )+ 0.5" office:value-type="float" office:value="0.400665334602467">
            <text:p>0.4</text:p>
          </table:table-cell>
          <table:table-cell table:formula="oooc:=ABS(ABS([.A20])-(ABS([.J23])))" office:value-type="float" office:value="0.200665334602466">
            <text:p>0.2</text:p>
          </table:table-cell>
          <table:table-cell/>
        </table:table-row>
        <table:table-row table:style-name="ro1">
          <table:table-cell office:value-type="float" office:value="-1.33226762955019E-015">
            <text:p>0</text:p>
          </table:table-cell>
          <table:table-cell table:formula="oooc:=1/(1+EXP(-([.$A$46] * [.A24])))" office:value-type="float" office:value="0.499999999999999">
            <text:p>0.5</text:p>
          </table:table-cell>
          <table:table-cell table:formula="oooc:=ABS(ABS([.A24])-ABS([.B24]))" office:value-type="float" office:value="0.499999999999997">
            <text:p>0.5</text:p>
          </table:table-cell>
          <table:table-cell table:formula="oooc:=[.$A$46] * [.A24] / (1 + ABS([.$A$46] * [.A24])) + 0.5" office:value-type="float" office:value="0.499999999999995">
            <text:p>0.5</text:p>
          </table:table-cell>
          <table:table-cell table:formula="oooc:=ABS((ABS([.A24])-ABS([.D24])))" office:value-type="float" office:value="0.499999999999993">
            <text:p>0.5</text:p>
          </table:table-cell>
          <table:table-cell table:formula="oooc:=ABS(ABS([.$B24])-ABS([.E24]))" office:value-type="float" office:value="5.32907051820075E-015">
            <text:p>0</text:p>
          </table:table-cell>
          <table:table-cell table:formula="oooc:=(TANH([.$A$46]*[.A24])*0.5) + 0.5" office:value-type="float" office:value="0.499999999999997">
            <text:p>0.5</text:p>
          </table:table-cell>
          <table:table-cell table:formula="oooc:=ABS(ABS([.A24])-(ABS([.G24])))" office:value-type="float" office:value="0.499999999999996">
            <text:p>0.5</text:p>
          </table:table-cell>
          <table:table-cell table:formula="oooc:=ABS(ABS([.$B24])-ABS([.H24]))" office:value-type="float" office:value="2.66453525910038E-015">
            <text:p>0</text:p>
          </table:table-cell>
          <table:table-cell table:formula="oooc:=(SIN([.$A$46]*[.A24])*0.5 )+ 0.5" office:value-type="float" office:value="0.499999999999997">
            <text:p>0.5</text:p>
          </table:table-cell>
          <table:table-cell table:formula="oooc:=ABS(ABS([.A21])-(ABS([.J24])))" office:value-type="float" office:value="0.349999999999996">
            <text:p>0.35</text:p>
          </table:table-cell>
          <table:table-cell/>
        </table:table-row>
        <table:table-row table:style-name="ro1">
          <table:table-cell office:value-type="float" office:value="0.0499999999999985">
            <text:p>0.05</text:p>
          </table:table-cell>
          <table:table-cell table:formula="oooc:=1/(1+EXP(-([.$A$46] * [.A25])))" office:value-type="float" office:value="0.549833997312476">
            <text:p>0.55</text:p>
          </table:table-cell>
          <table:table-cell table:formula="oooc:=ABS(ABS([.A25])-ABS([.B25]))" office:value-type="float" office:value="0.499833997312478">
            <text:p>0.5</text:p>
          </table:table-cell>
          <table:table-cell table:formula="oooc:=[.$A$46] * [.A25] / (1 + ABS([.$A$46] * [.A25])) + 0.5" office:value-type="float" office:value="0.666666666666663">
            <text:p>0.67</text:p>
          </table:table-cell>
          <table:table-cell table:formula="oooc:=ABS((ABS([.A25])-ABS([.D25])))" office:value-type="float" office:value="0.616666666666664">
            <text:p>0.62</text:p>
          </table:table-cell>
          <table:table-cell table:formula="oooc:=ABS(ABS([.$B25])-ABS([.E25]))" office:value-type="float" office:value="0.0668326693541876">
            <text:p>0.07</text:p>
          </table:table-cell>
          <table:table-cell table:formula="oooc:=(TANH([.$A$46]*[.A25])*0.5) + 0.5" office:value-type="float" office:value="0.598687660112449">
            <text:p>0.6</text:p>
          </table:table-cell>
          <table:table-cell table:formula="oooc:=ABS(ABS([.A25])-(ABS([.G25])))" office:value-type="float" office:value="0.548687660112451">
            <text:p>0.55</text:p>
          </table:table-cell>
          <table:table-cell table:formula="oooc:=ABS(ABS([.$B25])-ABS([.H25]))" office:value-type="float" office:value="0.00114633720002577">
            <text:p>0</text:p>
          </table:table-cell>
          <table:table-cell table:formula="oooc:=(SIN([.$A$46]*[.A25])*0.5 )+ 0.5" office:value-type="float" office:value="0.599334665397528">
            <text:p>0.6</text:p>
          </table:table-cell>
          <table:table-cell table:formula="oooc:=ABS(ABS([.A22])-(ABS([.J25])))" office:value-type="float" office:value="0.499334665397526">
            <text:p>0.5</text:p>
          </table:table-cell>
          <table:table-cell/>
        </table:table-row>
        <table:table-row table:style-name="ro1">
          <table:table-cell office:value-type="float" office:value="0.0999999999999985">
            <text:p>0.1</text:p>
          </table:table-cell>
          <table:table-cell table:formula="oooc:=1/(1+EXP(-([.$A$46] * [.A26])))" office:value-type="float" office:value="0.598687660112451">
            <text:p>0.6</text:p>
          </table:table-cell>
          <table:table-cell table:formula="oooc:=ABS(ABS([.A26])-ABS([.B26]))" office:value-type="float" office:value="0.498687660112452">
            <text:p>0.5</text:p>
          </table:table-cell>
          <table:table-cell table:formula="oooc:=[.$A$46] * [.A26] / (1 + ABS([.$A$46] * [.A26])) + 0.5" office:value-type="float" office:value="0.785714285714283">
            <text:p>0.79</text:p>
          </table:table-cell>
          <table:table-cell table:formula="oooc:=ABS((ABS([.A26])-ABS([.D26])))" office:value-type="float" office:value="0.685714285714284">
            <text:p>0.69</text:p>
          </table:table-cell>
          <table:table-cell table:formula="oooc:=ABS(ABS([.$B26])-ABS([.E26]))" office:value-type="float" office:value="0.0870266256018335">
            <text:p>0.09</text:p>
          </table:table-cell>
          <table:table-cell table:formula="oooc:=(TANH([.$A$46]*[.A26])*0.5) + 0.5" office:value-type="float" office:value="0.68997448112761">
            <text:p>0.69</text:p>
          </table:table-cell>
          <table:table-cell table:formula="oooc:=ABS(ABS([.A26])-(ABS([.G26])))" office:value-type="float" office:value="0.589974481127611">
            <text:p>0.59</text:p>
          </table:table-cell>
          <table:table-cell table:formula="oooc:=ABS(ABS([.$B26])-ABS([.H26]))" office:value-type="float" office:value="0.00871317898483925">
            <text:p>0.01</text:p>
          </table:table-cell>
          <table:table-cell table:formula="oooc:=(SIN([.$A$46]*[.A26])*0.5 )+ 0.5" office:value-type="float" office:value="0.694709171154323">
            <text:p>0.69</text:p>
          </table:table-cell>
          <table:table-cell table:formula="oooc:=ABS(ABS([.A23])-(ABS([.J26])))" office:value-type="float" office:value="0.644709171154321">
            <text:p>0.64</text:p>
          </table:table-cell>
          <table:table-cell/>
        </table:table-row>
        <table:table-row table:style-name="ro1">
          <table:table-cell office:value-type="float" office:value="0.149999999999999">
            <text:p>0.15</text:p>
          </table:table-cell>
          <table:table-cell table:formula="oooc:=1/(1+EXP(-([.$A$46] * [.A27])))" office:value-type="float" office:value="0.645656306225794">
            <text:p>0.65</text:p>
          </table:table-cell>
          <table:table-cell table:formula="oooc:=ABS(ABS([.A27])-ABS([.B27]))" office:value-type="float" office:value="0.495656306225796">
            <text:p>0.5</text:p>
          </table:table-cell>
          <table:table-cell table:formula="oooc:=[.$A$46] * [.A27] / (1 + ABS([.$A$46] * [.A27])) + 0.5" office:value-type="float" office:value="0.874999999999998">
            <text:p>0.87</text:p>
          </table:table-cell>
          <table:table-cell table:formula="oooc:=ABS((ABS([.A27])-ABS([.D27])))" office:value-type="float" office:value="0.724999999999999">
            <text:p>0.73</text:p>
          </table:table-cell>
          <table:table-cell table:formula="oooc:=ABS(ABS([.$B27])-ABS([.E27]))" office:value-type="float" office:value="0.079343693774205">
            <text:p>0.08</text:p>
          </table:table-cell>
          <table:table-cell table:formula="oooc:=(TANH([.$A$46]*[.A27])*0.5) + 0.5" office:value-type="float" office:value="0.768524783499016">
            <text:p>0.77</text:p>
          </table:table-cell>
          <table:table-cell table:formula="oooc:=ABS(ABS([.A27])-(ABS([.G27])))" office:value-type="float" office:value="0.618524783499017">
            <text:p>0.62</text:p>
          </table:table-cell>
          <table:table-cell table:formula="oooc:=ABS(ABS([.$B27])-ABS([.H27]))" office:value-type="float" office:value="0.0271315227267771">
            <text:p>0.03</text:p>
          </table:table-cell>
          <table:table-cell table:formula="oooc:=(SIN([.$A$46]*[.A27])*0.5 )+ 0.5" office:value-type="float" office:value="0.782321236697515">
            <text:p>0.78</text:p>
          </table:table-cell>
          <table:table-cell table:formula="oooc:=ABS(ABS([.A24])-(ABS([.J27])))" office:value-type="float" office:value="0.782321236697514">
            <text:p>0.78</text:p>
          </table:table-cell>
          <table:table-cell/>
        </table:table-row>
        <table:table-row table:style-name="ro1">
          <table:table-cell office:value-type="float" office:value="0.199999999999998">
            <text:p>0.2</text:p>
          </table:table-cell>
          <table:table-cell table:formula="oooc:=1/(1+EXP(-([.$A$46] * [.A28])))" office:value-type="float" office:value="0.689974481127611">
            <text:p>0.69</text:p>
          </table:table-cell>
          <table:table-cell table:formula="oooc:=ABS(ABS([.A28])-ABS([.B28]))" office:value-type="float" office:value="0.489974481127613">
            <text:p>0.49</text:p>
          </table:table-cell>
          <table:table-cell table:formula="oooc:=[.$A$46] * [.A28] / (1 + ABS([.$A$46] * [.A28])) + 0.5" office:value-type="float" office:value="0.944444444444442">
            <text:p>0.94</text:p>
          </table:table-cell>
          <table:table-cell table:formula="oooc:=ABS((ABS([.A28])-ABS([.D28])))" office:value-type="float" office:value="0.744444444444444">
            <text:p>0.74</text:p>
          </table:table-cell>
          <table:table-cell table:formula="oooc:=ABS(ABS([.$B28])-ABS([.E28]))" office:value-type="float" office:value="0.054469963316833">
            <text:p>0.05</text:p>
          </table:table-cell>
          <table:table-cell table:formula="oooc:=(TANH([.$A$46]*[.A28])*0.5) + 0.5" office:value-type="float" office:value="0.832018385133923">
            <text:p>0.83</text:p>
          </table:table-cell>
          <table:table-cell table:formula="oooc:=ABS(ABS([.A28])-(ABS([.G28])))" office:value-type="float" office:value="0.632018385133924">
            <text:p>0.63</text:p>
          </table:table-cell>
          <table:table-cell table:formula="oooc:=ABS(ABS([.$B28])-ABS([.H28]))" office:value-type="float" office:value="0.0579560959936868">
            <text:p>0.06</text:p>
          </table:table-cell>
          <table:table-cell table:formula="oooc:=(SIN([.$A$46]*[.A28])*0.5 )+ 0.5" office:value-type="float" office:value="0.858678045449759">
            <text:p>0.86</text:p>
          </table:table-cell>
          <table:table-cell table:formula="oooc:=ABS(ABS([.A25])-(ABS([.J28])))" office:value-type="float" office:value="0.808678045449761">
            <text:p>0.81</text:p>
          </table:table-cell>
          <table:table-cell/>
        </table:table-row>
        <table:table-row table:style-name="ro1">
          <table:table-cell office:value-type="float" office:value="0.249999999999998">
            <text:p>0.25</text:p>
          </table:table-cell>
          <table:table-cell table:formula="oooc:=1/(1+EXP(-([.$A$46] * [.A29])))" office:value-type="float" office:value="0.731058578630003">
            <text:p>0.73</text:p>
          </table:table-cell>
          <table:table-cell table:formula="oooc:=ABS(ABS([.A29])-ABS([.B29]))" office:value-type="float" office:value="0.481058578630005">
            <text:p>0.48</text:p>
          </table:table-cell>
          <table:table-cell table:formula="oooc:=[.$A$46] * [.A29] / (1 + ABS([.$A$46] * [.A29])) + 0.5" office:value-type="float" office:value="0.999999999999998">
            <text:p>1</text:p>
          </table:table-cell>
          <table:table-cell table:formula="oooc:=ABS((ABS([.A29])-ABS([.D29])))" office:value-type="float" office:value="0.75">
            <text:p>0.75</text:p>
          </table:table-cell>
          <table:table-cell table:formula="oooc:=ABS(ABS([.$B29])-ABS([.E29]))" office:value-type="float" office:value="0.0189414213699965">
            <text:p>0.02</text:p>
          </table:table-cell>
          <table:table-cell table:formula="oooc:=(TANH([.$A$46]*[.A29])*0.5) + 0.5" office:value-type="float" office:value="0.880797077977881">
            <text:p>0.88</text:p>
          </table:table-cell>
          <table:table-cell table:formula="oooc:=ABS(ABS([.A29])-(ABS([.G29])))" office:value-type="float" office:value="0.630797077977883">
            <text:p>0.63</text:p>
          </table:table-cell>
          <table:table-cell table:formula="oooc:=ABS(ABS([.$B29])-ABS([.H29]))" office:value-type="float" office:value="0.100261500652121">
            <text:p>0.1</text:p>
          </table:table-cell>
          <table:table-cell table:formula="oooc:=(SIN([.$A$46]*[.A29])*0.5 )+ 0.5" office:value-type="float" office:value="0.920735492403946">
            <text:p>0.92</text:p>
          </table:table-cell>
          <table:table-cell table:formula="oooc:=ABS(ABS([.A26])-(ABS([.J29])))" office:value-type="float" office:value="0.820735492403948">
            <text:p>0.82</text:p>
          </table:table-cell>
          <table:table-cell/>
        </table:table-row>
        <table:table-row table:style-name="ro1">
          <table:table-cell office:value-type="float" office:value="0.299999999999998">
            <text:p>0.3</text:p>
          </table:table-cell>
          <table:table-cell table:formula="oooc:=1/(1+EXP(-([.$A$46] * [.A30])))" office:value-type="float" office:value="0.768524783499016">
            <text:p>0.77</text:p>
          </table:table-cell>
          <table:table-cell table:formula="oooc:=ABS(ABS([.A30])-ABS([.B30]))" office:value-type="float" office:value="0.468524783499018">
            <text:p>0.47</text:p>
          </table:table-cell>
          <table:table-cell table:formula="oooc:=[.$A$46] * [.A30] / (1 + ABS([.$A$46] * [.A30])) + 0.5" office:value-type="float" office:value="1.04545454545454">
            <text:p>1.05</text:p>
          </table:table-cell>
          <table:table-cell table:formula="oooc:=ABS((ABS([.A30])-ABS([.D30])))" office:value-type="float" office:value="0.745454545454546">
            <text:p>0.75</text:p>
          </table:table-cell>
          <table:table-cell table:formula="oooc:=ABS(ABS([.$B30])-ABS([.E30]))" office:value-type="float" office:value="0.0230702380444706">
            <text:p>0.02</text:p>
          </table:table-cell>
          <table:table-cell table:formula="oooc:=(TANH([.$A$46]*[.A30])*0.5) + 0.5" office:value-type="float" office:value="0.916827303506076">
            <text:p>0.92</text:p>
          </table:table-cell>
          <table:table-cell table:formula="oooc:=ABS(ABS([.A30])-(ABS([.G30])))" office:value-type="float" office:value="0.616827303506078">
            <text:p>0.62</text:p>
          </table:table-cell>
          <table:table-cell table:formula="oooc:=ABS(ABS([.$B30])-ABS([.H30]))" office:value-type="float" office:value="0.151697479992938">
            <text:p>0.15</text:p>
          </table:table-cell>
          <table:table-cell table:formula="oooc:=(SIN([.$A$46]*[.A30])*0.5 )+ 0.5" office:value-type="float" office:value="0.966019542983612">
            <text:p>0.97</text:p>
          </table:table-cell>
          <table:table-cell table:formula="oooc:=ABS(ABS([.A27])-(ABS([.J30])))" office:value-type="float" office:value="0.816019542983613">
            <text:p>0.82</text:p>
          </table:table-cell>
          <table:table-cell/>
        </table:table-row>
        <table:table-row table:style-name="ro1">
          <table:table-cell office:value-type="float" office:value="0.349999999999998">
            <text:p>0.35</text:p>
          </table:table-cell>
          <table:table-cell table:formula="oooc:=1/(1+EXP(-([.$A$46] * [.A31])))" office:value-type="float" office:value="0.802183888558581">
            <text:p>0.8</text:p>
          </table:table-cell>
          <table:table-cell table:formula="oooc:=ABS(ABS([.A31])-ABS([.B31]))" office:value-type="float" office:value="0.452183888558582">
            <text:p>0.45</text:p>
          </table:table-cell>
          <table:table-cell table:formula="oooc:=[.$A$46] * [.A31] / (1 + ABS([.$A$46] * [.A31])) + 0.5" office:value-type="float" office:value="1.08333333333333">
            <text:p>1.08</text:p>
          </table:table-cell>
          <table:table-cell table:formula="oooc:=ABS((ABS([.A31])-ABS([.D31])))" office:value-type="float" office:value="0.733333333333334">
            <text:p>0.73</text:p>
          </table:table-cell>
          <table:table-cell table:formula="oooc:=ABS(ABS([.$B31])-ABS([.E31]))" office:value-type="float" office:value="0.0688505552252469">
            <text:p>0.07</text:p>
          </table:table-cell>
          <table:table-cell table:formula="oooc:=(TANH([.$A$46]*[.A31])*0.5) + 0.5" office:value-type="float" office:value="0.94267582410113">
            <text:p>0.94</text:p>
          </table:table-cell>
          <table:table-cell table:formula="oooc:=ABS(ABS([.A31])-(ABS([.G31])))" office:value-type="float" office:value="0.592675824101132">
            <text:p>0.59</text:p>
          </table:table-cell>
          <table:table-cell table:formula="oooc:=ABS(ABS([.$B31])-ABS([.H31]))" office:value-type="float" office:value="0.209508064457448">
            <text:p>0.21</text:p>
          </table:table-cell>
          <table:table-cell table:formula="oooc:=(SIN([.$A$46]*[.A31])*0.5 )+ 0.5" office:value-type="float" office:value="0.992724864994229">
            <text:p>0.99</text:p>
          </table:table-cell>
          <table:table-cell table:formula="oooc:=ABS(ABS([.A28])-(ABS([.J31])))" office:value-type="float" office:value="0.792724864994231">
            <text:p>0.79</text:p>
          </table:table-cell>
          <table:table-cell/>
        </table:table-row>
        <table:table-row table:style-name="ro1">
          <table:table-cell office:value-type="float" office:value="0.399999999999998">
            <text:p>0.4</text:p>
          </table:table-cell>
          <table:table-cell table:formula="oooc:=1/(1+EXP(-([.$A$46] * [.A32])))" office:value-type="float" office:value="0.832018385133923">
            <text:p>0.83</text:p>
          </table:table-cell>
          <table:table-cell table:formula="oooc:=ABS(ABS([.A32])-ABS([.B32]))" office:value-type="float" office:value="0.432018385133925">
            <text:p>0.43</text:p>
          </table:table-cell>
          <table:table-cell table:formula="oooc:=[.$A$46] * [.A32] / (1 + ABS([.$A$46] * [.A32])) + 0.5" office:value-type="float" office:value="1.11538461538461">
            <text:p>1.12</text:p>
          </table:table-cell>
          <table:table-cell table:formula="oooc:=ABS((ABS([.A32])-ABS([.D32])))" office:value-type="float" office:value="0.715384615384616">
            <text:p>0.72</text:p>
          </table:table-cell>
          <table:table-cell table:formula="oooc:=ABS(ABS([.$B32])-ABS([.E32]))" office:value-type="float" office:value="0.116633769749307">
            <text:p>0.12</text:p>
          </table:table-cell>
          <table:table-cell table:formula="oooc:=(TANH([.$A$46]*[.A32])*0.5) + 0.5" office:value-type="float" office:value="0.960834277203235">
            <text:p>0.96</text:p>
          </table:table-cell>
          <table:table-cell table:formula="oooc:=ABS(ABS([.A32])-(ABS([.G32])))" office:value-type="float" office:value="0.560834277203237">
            <text:p>0.56</text:p>
          </table:table-cell>
          <table:table-cell table:formula="oooc:=ABS(ABS([.$B32])-ABS([.H32]))" office:value-type="float" office:value="0.271184107930686">
            <text:p>0.27</text:p>
          </table:table-cell>
          <table:table-cell table:formula="oooc:=(SIN([.$A$46]*[.A32])*0.5 )+ 0.5" office:value-type="float" office:value="0.999786801520753">
            <text:p>1</text:p>
          </table:table-cell>
          <table:table-cell table:formula="oooc:=ABS(ABS([.A29])-(ABS([.J32])))" office:value-type="float" office:value="0.749786801520755">
            <text:p>0.75</text:p>
          </table:table-cell>
          <table:table-cell/>
        </table:table-row>
        <table:table-row table:style-name="ro1">
          <table:table-cell office:value-type="float" office:value="0.449999999999998">
            <text:p>0.45</text:p>
          </table:table-cell>
          <table:table-cell table:formula="oooc:=1/(1+EXP(-([.$A$46] * [.A33])))" office:value-type="float" office:value="0.858148935099511">
            <text:p>0.86</text:p>
          </table:table-cell>
          <table:table-cell table:formula="oooc:=ABS(ABS([.A33])-ABS([.B33]))" office:value-type="float" office:value="0.408148935099513">
            <text:p>0.41</text:p>
          </table:table-cell>
          <table:table-cell table:formula="oooc:=[.$A$46] * [.A33] / (1 + ABS([.$A$46] * [.A33])) + 0.5" office:value-type="float" office:value="1.14285714285714">
            <text:p>1.14</text:p>
          </table:table-cell>
          <table:table-cell table:formula="oooc:=ABS((ABS([.A33])-ABS([.D33])))" office:value-type="float" office:value="0.692857142857144">
            <text:p>0.69</text:p>
          </table:table-cell>
          <table:table-cell table:formula="oooc:=ABS(ABS([.$B33])-ABS([.E33]))" office:value-type="float" office:value="0.165291792242367">
            <text:p>0.17</text:p>
          </table:table-cell>
          <table:table-cell table:formula="oooc:=(TANH([.$A$46]*[.A33])*0.5) + 0.5" office:value-type="float" office:value="0.973403006423134">
            <text:p>0.97</text:p>
          </table:table-cell>
          <table:table-cell table:formula="oooc:=ABS(ABS([.A33])-(ABS([.G33])))" office:value-type="float" office:value="0.523403006423136">
            <text:p>0.52</text:p>
          </table:table-cell>
          <table:table-cell table:formula="oooc:=ABS(ABS([.$B33])-ABS([.H33]))" office:value-type="float" office:value="0.334745928676376">
            <text:p>0.33</text:p>
          </table:table-cell>
          <table:table-cell table:formula="oooc:=(SIN([.$A$46]*[.A33])*0.5 )+ 0.5" office:value-type="float" office:value="0.986923815439098">
            <text:p>0.99</text:p>
          </table:table-cell>
          <table:table-cell table:formula="oooc:=ABS(ABS([.A30])-(ABS([.J33])))" office:value-type="float" office:value="0.6869238154391">
            <text:p>0.69</text:p>
          </table:table-cell>
          <table:table-cell/>
        </table:table-row>
        <table:table-row table:style-name="ro1">
          <table:table-cell office:value-type="float" office:value="0.499999999999998">
            <text:p>0.5</text:p>
          </table:table-cell>
          <table:table-cell table:formula="oooc:=1/(1+EXP(-([.$A$46] * [.A34])))" office:value-type="float" office:value="0.880797077977882">
            <text:p>0.88</text:p>
          </table:table-cell>
          <table:table-cell table:formula="oooc:=ABS(ABS([.A34])-ABS([.B34]))" office:value-type="float" office:value="0.380797077977884">
            <text:p>0.38</text:p>
          </table:table-cell>
          <table:table-cell table:formula="oooc:=[.$A$46] * [.A34] / (1 + ABS([.$A$46] * [.A34])) + 0.5" office:value-type="float" office:value="1.16666666666667">
            <text:p>1.17</text:p>
          </table:table-cell>
          <table:table-cell table:formula="oooc:=ABS((ABS([.A34])-ABS([.D34])))" office:value-type="float" office:value="0.666666666666668">
            <text:p>0.67</text:p>
          </table:table-cell>
          <table:table-cell table:formula="oooc:=ABS(ABS([.$B34])-ABS([.E34]))" office:value-type="float" office:value="0.214130411311214">
            <text:p>0.21</text:p>
          </table:table-cell>
          <table:table-cell table:formula="oooc:=(TANH([.$A$46]*[.A34])*0.5) + 0.5" office:value-type="float" office:value="0.982013790037908">
            <text:p>0.98</text:p>
          </table:table-cell>
          <table:table-cell table:formula="oooc:=ABS(ABS([.A34])-(ABS([.G34])))" office:value-type="float" office:value="0.48201379003791">
            <text:p>0.48</text:p>
          </table:table-cell>
          <table:table-cell table:formula="oooc:=ABS(ABS([.$B34])-ABS([.H34]))" office:value-type="float" office:value="0.398783287939971">
            <text:p>0.4</text:p>
          </table:table-cell>
          <table:table-cell table:formula="oooc:=(SIN([.$A$46]*[.A34])*0.5 )+ 0.5" office:value-type="float" office:value="0.954648713412843">
            <text:p>0.95</text:p>
          </table:table-cell>
          <table:table-cell table:formula="oooc:=ABS(ABS([.A31])-(ABS([.J34])))" office:value-type="float" office:value="0.604648713412844">
            <text:p>0.6</text:p>
          </table:table-cell>
          <table:table-cell/>
        </table:table-row>
        <table:table-row table:style-name="ro1">
          <table:table-cell office:value-type="float" office:value="0.549999999999998">
            <text:p>0.55</text:p>
          </table:table-cell>
          <table:table-cell table:formula="oooc:=1/(1+EXP(-([.$A$46] * [.A35])))" office:value-type="float" office:value="0.900249510880314">
            <text:p>0.9</text:p>
          </table:table-cell>
          <table:table-cell table:formula="oooc:=ABS(ABS([.A35])-ABS([.B35]))" office:value-type="float" office:value="0.350249510880316">
            <text:p>0.35</text:p>
          </table:table-cell>
          <table:table-cell table:formula="oooc:=[.$A$46] * [.A35] / (1 + ABS([.$A$46] * [.A35])) + 0.5" office:value-type="float" office:value="1.1875">
            <text:p>1.19</text:p>
          </table:table-cell>
          <table:table-cell table:formula="oooc:=ABS((ABS([.A35])-ABS([.D35])))" office:value-type="float" office:value="0.637500000000001">
            <text:p>0.64</text:p>
          </table:table-cell>
          <table:table-cell table:formula="oooc:=ABS(ABS([.$B35])-ABS([.E35]))" office:value-type="float" office:value="0.262749510880313">
            <text:p>0.26</text:p>
          </table:table-cell>
          <table:table-cell table:formula="oooc:=(TANH([.$A$46]*[.A35])*0.5) + 0.5" office:value-type="float" office:value="0.987871565015726">
            <text:p>0.99</text:p>
          </table:table-cell>
          <table:table-cell table:formula="oooc:=ABS(ABS([.A35])-(ABS([.G35])))" office:value-type="float" office:value="0.437871565015728">
            <text:p>0.44</text:p>
          </table:table-cell>
          <table:table-cell table:formula="oooc:=ABS(ABS([.$B35])-ABS([.H35]))" office:value-type="float" office:value="0.462377945864587">
            <text:p>0.46</text:p>
          </table:table-cell>
          <table:table-cell table:formula="oooc:=(SIN([.$A$46]*[.A35])*0.5 )+ 0.5" office:value-type="float" office:value="0.904248201909797">
            <text:p>0.9</text:p>
          </table:table-cell>
          <table:table-cell table:formula="oooc:=ABS(ABS([.A32])-(ABS([.J35])))" office:value-type="float" office:value="0.504248201909799">
            <text:p>0.5</text:p>
          </table:table-cell>
          <table:table-cell/>
        </table:table-row>
        <table:table-row table:style-name="ro1">
          <table:table-cell office:value-type="float" office:value="0.599999999999998">
            <text:p>0.6</text:p>
          </table:table-cell>
          <table:table-cell table:formula="oooc:=1/(1+EXP(-([.$A$46] * [.A36])))" office:value-type="float" office:value="0.916827303506077">
            <text:p>0.92</text:p>
          </table:table-cell>
          <table:table-cell table:formula="oooc:=ABS(ABS([.A36])-ABS([.B36]))" office:value-type="float" office:value="0.316827303506079">
            <text:p>0.32</text:p>
          </table:table-cell>
          <table:table-cell table:formula="oooc:=[.$A$46] * [.A36] / (1 + ABS([.$A$46] * [.A36])) + 0.5" office:value-type="float" office:value="1.20588235294118">
            <text:p>1.21</text:p>
          </table:table-cell>
          <table:table-cell table:formula="oooc:=ABS((ABS([.A36])-ABS([.D36])))" office:value-type="float" office:value="0.605882352941178">
            <text:p>0.61</text:p>
          </table:table-cell>
          <table:table-cell table:formula="oooc:=ABS(ABS([.$B36])-ABS([.E36]))" office:value-type="float" office:value="0.310944950564899">
            <text:p>0.31</text:p>
          </table:table-cell>
          <table:table-cell table:formula="oooc:=(TANH([.$A$46]*[.A36])*0.5) + 0.5" office:value-type="float" office:value="0.99183742884684">
            <text:p>0.99</text:p>
          </table:table-cell>
          <table:table-cell table:formula="oooc:=ABS(ABS([.A36])-(ABS([.G36])))" office:value-type="float" office:value="0.391837428846842">
            <text:p>0.39</text:p>
          </table:table-cell>
          <table:table-cell table:formula="oooc:=ABS(ABS([.$B36])-ABS([.H36]))" office:value-type="float" office:value="0.524989874659235">
            <text:p>0.52</text:p>
          </table:table-cell>
          <table:table-cell table:formula="oooc:=(SIN([.$A$46]*[.A36])*0.5 )+ 0.5" office:value-type="float" office:value="0.837731590275579">
            <text:p>0.84</text:p>
          </table:table-cell>
          <table:table-cell table:formula="oooc:=ABS(ABS([.A33])-(ABS([.J36])))" office:value-type="float" office:value="0.387731590275581">
            <text:p>0.39</text:p>
          </table:table-cell>
          <table:table-cell/>
        </table:table-row>
        <table:table-row table:style-name="ro1">
          <table:table-cell office:value-type="float" office:value="0.649999999999998">
            <text:p>0.65</text:p>
          </table:table-cell>
          <table:table-cell table:formula="oooc:=1/(1+EXP(-([.$A$46] * [.A37])))" office:value-type="float" office:value="0.930861579656652">
            <text:p>0.93</text:p>
          </table:table-cell>
          <table:table-cell table:formula="oooc:=ABS(ABS([.A37])-ABS([.B37]))" office:value-type="float" office:value="0.280861579656655">
            <text:p>0.28</text:p>
          </table:table-cell>
          <table:table-cell table:formula="oooc:=[.$A$46] * [.A37] / (1 + ABS([.$A$46] * [.A37])) + 0.5" office:value-type="float" office:value="1.22222222222222">
            <text:p>1.22</text:p>
          </table:table-cell>
          <table:table-cell table:formula="oooc:=ABS((ABS([.A37])-ABS([.D37])))" office:value-type="float" office:value="0.572222222222224">
            <text:p>0.57</text:p>
          </table:table-cell>
          <table:table-cell table:formula="oooc:=ABS(ABS([.$B37])-ABS([.E37]))" office:value-type="float" office:value="0.358639357434429">
            <text:p>0.36</text:p>
          </table:table-cell>
          <table:table-cell table:formula="oooc:=(TANH([.$A$46]*[.A37])*0.5) + 0.5" office:value-type="float" office:value="0.994513701100549">
            <text:p>0.99</text:p>
          </table:table-cell>
          <table:table-cell table:formula="oooc:=ABS(ABS([.A37])-(ABS([.G37])))" office:value-type="float" office:value="0.344513701100552">
            <text:p>0.34</text:p>
          </table:table-cell>
          <table:table-cell table:formula="oooc:=ABS(ABS([.$B37])-ABS([.H37]))" office:value-type="float" office:value="0.586347878556101">
            <text:p>0.59</text:p>
          </table:table-cell>
          <table:table-cell table:formula="oooc:=(SIN([.$A$46]*[.A37])*0.5 )+ 0.5" office:value-type="float" office:value="0.757750685910736">
            <text:p>0.76</text:p>
          </table:table-cell>
          <table:table-cell table:formula="oooc:=ABS(ABS([.A34])-(ABS([.J37])))" office:value-type="float" office:value="0.257750685910738">
            <text:p>0.26</text:p>
          </table:table-cell>
          <table:table-cell/>
        </table:table-row>
        <table:table-row table:style-name="ro1">
          <table:table-cell office:value-type="float" office:value="0.699999999999998">
            <text:p>0.7</text:p>
          </table:table-cell>
          <table:table-cell table:formula="oooc:=1/(1+EXP(-([.$A$46] * [.A38])))" office:value-type="float" office:value="0.942675824101131">
            <text:p>0.94</text:p>
          </table:table-cell>
          <table:table-cell table:formula="oooc:=ABS(ABS([.A38])-ABS([.B38]))" office:value-type="float" office:value="0.242675824101133">
            <text:p>0.24</text:p>
          </table:table-cell>
          <table:table-cell table:formula="oooc:=[.$A$46] * [.A38] / (1 + ABS([.$A$46] * [.A38])) + 0.5" office:value-type="float" office:value="1.23684210526316">
            <text:p>1.24</text:p>
          </table:table-cell>
          <table:table-cell table:formula="oooc:=ABS((ABS([.A38])-ABS([.D38])))" office:value-type="float" office:value="0.53684210526316">
            <text:p>0.54</text:p>
          </table:table-cell>
          <table:table-cell table:formula="oooc:=ABS(ABS([.$B38])-ABS([.E38]))" office:value-type="float" office:value="0.405833718837971">
            <text:p>0.41</text:p>
          </table:table-cell>
          <table:table-cell table:formula="oooc:=(TANH([.$A$46]*[.A38])*0.5) + 0.5" office:value-type="float" office:value="0.996315760100564">
            <text:p>1</text:p>
          </table:table-cell>
          <table:table-cell table:formula="oooc:=ABS(ABS([.A38])-(ABS([.G38])))" office:value-type="float" office:value="0.296315760100566">
            <text:p>0.3</text:p>
          </table:table-cell>
          <table:table-cell table:formula="oooc:=ABS(ABS([.$B38])-ABS([.H38]))" office:value-type="float" office:value="0.646360064000565">
            <text:p>0.65</text:p>
          </table:table-cell>
          <table:table-cell table:formula="oooc:=(SIN([.$A$46]*[.A38])*0.5 )+ 0.5" office:value-type="float" office:value="0.667494075077957">
            <text:p>0.67</text:p>
          </table:table-cell>
          <table:table-cell table:formula="oooc:=ABS(ABS([.A35])-(ABS([.J38])))" office:value-type="float" office:value="0.117494075077959">
            <text:p>0.12</text:p>
          </table:table-cell>
          <table:table-cell/>
        </table:table-row>
        <table:table-row table:style-name="ro1">
          <table:table-cell office:value-type="float" office:value="0.749999999999998">
            <text:p>0.75</text:p>
          </table:table-cell>
          <table:table-cell table:formula="oooc:=1/(1+EXP(-([.$A$46] * [.A39])))" office:value-type="float" office:value="0.952574126822433">
            <text:p>0.95</text:p>
          </table:table-cell>
          <table:table-cell table:formula="oooc:=ABS(ABS([.A39])-ABS([.B39]))" office:value-type="float" office:value="0.202574126822435">
            <text:p>0.2</text:p>
          </table:table-cell>
          <table:table-cell table:formula="oooc:=[.$A$46] * [.A39] / (1 + ABS([.$A$46] * [.A39])) + 0.5" office:value-type="float" office:value="1.25">
            <text:p>1.25</text:p>
          </table:table-cell>
          <table:table-cell table:formula="oooc:=ABS((ABS([.A39])-ABS([.D39])))" office:value-type="float" office:value="0.500000000000002">
            <text:p>0.5</text:p>
          </table:table-cell>
          <table:table-cell table:formula="oooc:=ABS(ABS([.$B39])-ABS([.E39]))" office:value-type="float" office:value="0.452574126822431">
            <text:p>0.45</text:p>
          </table:table-cell>
          <table:table-cell table:formula="oooc:=(TANH([.$A$46]*[.A39])*0.5) + 0.5" office:value-type="float" office:value="0.997527376843365">
            <text:p>1</text:p>
          </table:table-cell>
          <table:table-cell table:formula="oooc:=ABS(ABS([.A39])-(ABS([.G39])))" office:value-type="float" office:value="0.247527376843367">
            <text:p>0.25</text:p>
          </table:table-cell>
          <table:table-cell table:formula="oooc:=ABS(ABS([.$B39])-ABS([.H39]))" office:value-type="float" office:value="0.705046749979065">
            <text:p>0.71</text:p>
          </table:table-cell>
          <table:table-cell table:formula="oooc:=(SIN([.$A$46]*[.A39])*0.5 )+ 0.5" office:value-type="float" office:value="0.570560004029938">
            <text:p>0.57</text:p>
          </table:table-cell>
          <table:table-cell table:formula="oooc:=ABS(ABS([.A36])-(ABS([.J39])))" office:value-type="float" office:value="0.0294399959700599">
            <text:p>0.03</text:p>
          </table:table-cell>
          <table:table-cell/>
        </table:table-row>
        <table:table-row table:style-name="ro1">
          <table:table-cell office:value-type="float" office:value="0.799999999999998">
            <text:p>0.8</text:p>
          </table:table-cell>
          <table:table-cell table:formula="oooc:=1/(1+EXP(-([.$A$46] * [.A40])))" office:value-type="float" office:value="0.960834277203235">
            <text:p>0.96</text:p>
          </table:table-cell>
          <table:table-cell table:formula="oooc:=ABS(ABS([.A40])-ABS([.B40]))" office:value-type="float" office:value="0.160834277203238">
            <text:p>0.16</text:p>
          </table:table-cell>
          <table:table-cell table:formula="oooc:=[.$A$46] * [.A40] / (1 + ABS([.$A$46] * [.A40])) + 0.5" office:value-type="float" office:value="1.26190476190476">
            <text:p>1.26</text:p>
          </table:table-cell>
          <table:table-cell table:formula="oooc:=ABS((ABS([.A40])-ABS([.D40])))" office:value-type="float" office:value="0.461904761904764">
            <text:p>0.46</text:p>
          </table:table-cell>
          <table:table-cell table:formula="oooc:=ABS(ABS([.$B40])-ABS([.E40]))" office:value-type="float" office:value="0.498929515298472">
            <text:p>0.5</text:p>
          </table:table-cell>
          <table:table-cell table:formula="oooc:=(TANH([.$A$46]*[.A40])*0.5) + 0.5" office:value-type="float" office:value="0.998341198919825">
            <text:p>1</text:p>
          </table:table-cell>
          <table:table-cell table:formula="oooc:=ABS(ABS([.A40])-(ABS([.G40])))" office:value-type="float" office:value="0.198341198919828">
            <text:p>0.2</text:p>
          </table:table-cell>
          <table:table-cell table:formula="oooc:=ABS(ABS([.$B40])-ABS([.H40]))" office:value-type="float" office:value="0.762493078283407">
            <text:p>0.76</text:p>
          </table:table-cell>
          <table:table-cell table:formula="oooc:=(SIN([.$A$46]*[.A40])*0.5 )+ 0.5" office:value-type="float" office:value="0.470812928286215">
            <text:p>0.47</text:p>
          </table:table-cell>
          <table:table-cell table:formula="oooc:=ABS(ABS([.A37])-(ABS([.J40])))" office:value-type="float" office:value="0.179187071713783">
            <text:p>0.18</text:p>
          </table:table-cell>
          <table:table-cell/>
        </table:table-row>
        <table:table-row table:style-name="ro1">
          <table:table-cell office:value-type="float" office:value="0.849999999999997">
            <text:p>0.85</text:p>
          </table:table-cell>
          <table:table-cell table:formula="oooc:=1/(1+EXP(-([.$A$46] * [.A41])))" office:value-type="float" office:value="0.967704535301549">
            <text:p>0.97</text:p>
          </table:table-cell>
          <table:table-cell table:formula="oooc:=ABS(ABS([.A41])-ABS([.B41]))" office:value-type="float" office:value="0.117704535301552">
            <text:p>0.12</text:p>
          </table:table-cell>
          <table:table-cell table:formula="oooc:=[.$A$46] * [.A41] / (1 + ABS([.$A$46] * [.A41])) + 0.5" office:value-type="float" office:value="1.27272727272727">
            <text:p>1.27</text:p>
          </table:table-cell>
          <table:table-cell table:formula="oooc:=ABS((ABS([.A41])-ABS([.D41])))" office:value-type="float" office:value="0.422727272727275">
            <text:p>0.42</text:p>
          </table:table-cell>
          <table:table-cell table:formula="oooc:=ABS(ABS([.$B41])-ABS([.E41]))" office:value-type="float" office:value="0.544977262574275">
            <text:p>0.54</text:p>
          </table:table-cell>
          <table:table-cell table:formula="oooc:=(TANH([.$A$46]*[.A41])*0.5) + 0.5" office:value-type="float" office:value="0.99888746396714">
            <text:p>1</text:p>
          </table:table-cell>
          <table:table-cell table:formula="oooc:=ABS(ABS([.A41])-(ABS([.G41])))" office:value-type="float" office:value="0.148887463967142">
            <text:p>0.15</text:p>
          </table:table-cell>
          <table:table-cell table:formula="oooc:=ABS(ABS([.$B41])-ABS([.H41]))" office:value-type="float" office:value="0.818817071334407">
            <text:p>0.82</text:p>
          </table:table-cell>
          <table:table-cell table:formula="oooc:=(SIN([.$A$46]*[.A41])*0.5 )+ 0.5" office:value-type="float" office:value="0.372229448986589">
            <text:p>0.37</text:p>
          </table:table-cell>
          <table:table-cell table:formula="oooc:=ABS(ABS([.A38])-(ABS([.J41])))" office:value-type="float" office:value="0.327770551013408">
            <text:p>0.33</text:p>
          </table:table-cell>
          <table:table-cell/>
        </table:table-row>
        <table:table-row table:style-name="ro1">
          <table:table-cell office:value-type="float" office:value="0.899999999999997">
            <text:p>0.9</text:p>
          </table:table-cell>
          <table:table-cell table:formula="oooc:=1/(1+EXP(-([.$A$46] * [.A42])))" office:value-type="float" office:value="0.973403006423134">
            <text:p>0.97</text:p>
          </table:table-cell>
          <table:table-cell table:formula="oooc:=ABS(ABS([.A42])-ABS([.B42]))" office:value-type="float" office:value="0.0734030064231364">
            <text:p>0.07</text:p>
          </table:table-cell>
          <table:table-cell table:formula="oooc:=[.$A$46] * [.A42] / (1 + ABS([.$A$46] * [.A42])) + 0.5" office:value-type="float" office:value="1.28260869565217">
            <text:p>1.28</text:p>
          </table:table-cell>
          <table:table-cell table:formula="oooc:=ABS((ABS([.A42])-ABS([.D42])))" office:value-type="float" office:value="0.382608695652176">
            <text:p>0.38</text:p>
          </table:table-cell>
          <table:table-cell table:formula="oooc:=ABS(ABS([.$B42])-ABS([.E42]))" office:value-type="float" office:value="0.590794310770958">
            <text:p>0.59</text:p>
          </table:table-cell>
          <table:table-cell table:formula="oooc:=(TANH([.$A$46]*[.A42])*0.5) + 0.5" office:value-type="float" office:value="0.999253971166163">
            <text:p>1</text:p>
          </table:table-cell>
          <table:table-cell table:formula="oooc:=ABS(ABS([.A42])-(ABS([.G42])))" office:value-type="float" office:value="0.0992539711661657">
            <text:p>0.1</text:p>
          </table:table-cell>
          <table:table-cell table:formula="oooc:=ABS(ABS([.$B42])-ABS([.H42]))" office:value-type="float" office:value="0.874149035256968">
            <text:p>0.87</text:p>
          </table:table-cell>
          <table:table-cell table:formula="oooc:=(SIN([.$A$46]*[.A42])*0.5 )+ 0.5" office:value-type="float" office:value="0.278739778352578">
            <text:p>0.28</text:p>
          </table:table-cell>
          <table:table-cell table:formula="oooc:=ABS(ABS([.A39])-(ABS([.J42])))" office:value-type="float" office:value="0.471260221647419">
            <text:p>0.47</text:p>
          </table:table-cell>
          <table:table-cell/>
        </table:table-row>
        <table:table-row table:style-name="ro1">
          <table:table-cell office:value-type="float" office:value="0.949999999999998">
            <text:p>0.95</text:p>
          </table:table-cell>
          <table:table-cell table:formula="oooc:=1/(1+EXP(-([.$A$46] * [.A43])))" office:value-type="float" office:value="0.978118729063869">
            <text:p>0.98</text:p>
          </table:table-cell>
          <table:table-cell table:formula="oooc:=ABS(ABS([.A43])-ABS([.B43]))" office:value-type="float" office:value="0.0281187290638717">
            <text:p>0.03</text:p>
          </table:table-cell>
          <table:table-cell table:formula="oooc:=[.$A$46] * [.A43] / (1 + ABS([.$A$46] * [.A43])) + 0.5" office:value-type="float" office:value="1.29166666666667">
            <text:p>1.29</text:p>
          </table:table-cell>
          <table:table-cell table:formula="oooc:=ABS((ABS([.A43])-ABS([.D43])))" office:value-type="float" office:value="0.341666666666669">
            <text:p>0.34</text:p>
          </table:table-cell>
          <table:table-cell table:formula="oooc:=ABS(ABS([.$B43])-ABS([.E43]))" office:value-type="float" office:value="0.636452062397201">
            <text:p>0.64</text:p>
          </table:table-cell>
          <table:table-cell table:formula="oooc:=(TANH([.$A$46]*[.A43])*0.5) + 0.5" office:value-type="float" office:value="0.99949979889292">
            <text:p>1</text:p>
          </table:table-cell>
          <table:table-cell table:formula="oooc:=ABS(ABS([.A43])-(ABS([.G43])))" office:value-type="float" office:value="0.0494997988929229">
            <text:p>0.05</text:p>
          </table:table-cell>
          <table:table-cell table:formula="oooc:=ABS(ABS([.$B43])-ABS([.H43]))" office:value-type="float" office:value="0.928618930170946">
            <text:p>0.93</text:p>
          </table:table-cell>
          <table:table-cell table:formula="oooc:=(SIN([.$A$46]*[.A43])*0.5 )+ 0.5" office:value-type="float" office:value="0.194071054528644">
            <text:p>0.19</text:p>
          </table:table-cell>
          <table:table-cell table:formula="oooc:=ABS(ABS([.A40])-(ABS([.J43])))" office:value-type="float" office:value="0.605928945471353">
            <text:p>0.61</text:p>
          </table:table-cell>
          <table:table-cell/>
        </table:table-row>
        <table:table-row table:style-name="ro1">
          <table:table-cell office:value-type="float" office:value="0.999999999999997">
            <text:p>1</text:p>
          </table:table-cell>
          <table:table-cell table:style-name="ce6" table:formula="oooc:=1/(1+EXP(-([.$A$46] * [.A44])))" office:value-type="float" office:value="0.982013790037908">
            <text:p>0.98</text:p>
          </table:table-cell>
          <table:table-cell table:style-name="ce6" table:formula="oooc:=ABS(ABS([.A44])-ABS([.B44]))" office:value-type="float" office:value="0.0179862099620891">
            <text:p>0.02</text:p>
          </table:table-cell>
          <table:table-cell table:formula="oooc:=[.$A$46] * [.A44] / (1 + ABS([.$A$46] * [.A44])) + 0.5" office:value-type="float" office:value="1.3">
            <text:p>1.3</text:p>
          </table:table-cell>
          <table:table-cell table:style-name="ce14" table:formula="oooc:=ABS((ABS([.A44])-ABS([.D44])))" office:value-type="float" office:value="0.300000000000002">
            <text:p>0.3</text:p>
          </table:table-cell>
          <table:table-cell table:style-name="ce14" table:formula="oooc:=ABS(ABS([.$B44])-ABS([.E44]))" office:value-type="float" office:value="0.682013790037906">
            <text:p>0.68</text:p>
          </table:table-cell>
          <table:table-cell table:style-name="ce19" table:formula="oooc:=(TANH([.$A$46]*[.A44])*0.5) + 0.5" office:value-type="float" office:value="0.999664649869533">
            <text:p>1</text:p>
          </table:table-cell>
          <table:table-cell table:style-name="ce19" table:formula="oooc:=ABS(ABS([.A44])-(ABS([.G44])))" office:value-type="float" office:value="0.000335350130463818">
            <text:p>0</text:p>
          </table:table-cell>
          <table:table-cell table:style-name="ce19" table:formula="oooc:=ABS(ABS([.$B44])-ABS([.H44]))" office:value-type="float" office:value="0.981678439907444">
            <text:p>0.98</text:p>
          </table:table-cell>
          <table:table-cell table:formula="oooc:=(SIN([.$A$46]*[.A44])*0.5 )+ 0.5" office:value-type="float" office:value="0.121598752346039">
            <text:p>0.12</text:p>
          </table:table-cell>
          <table:table-cell table:formula="oooc:=ABS(ABS([.A41])-(ABS([.J44])))" office:value-type="float" office:value="0.728401247653958">
            <text:p>0.73</text:p>
          </table:table-cell>
          <table:table-cell/>
        </table:table-row>
        <table:table-row table:style-name="ro1">
          <table:table-cell table:style-name="ce2" office:value-type="string">
            <text:p>K:</text:p>
          </table:table-cell>
          <table:table-cell table:style-name="ce2" office:value-type="string">
            <text:p>Averages:</text:p>
          </table:table-cell>
          <table:table-cell table:style-name="ce8" table:formula="oooc:=AVERAGE([.C4:.C44])" office:value-type="float" office:value="0.398288876254991">
            <text:p>0.4</text:p>
          </table:table-cell>
          <table:table-cell table:style-name="ce12"/>
          <table:table-cell table:style-name="ce15" table:formula="oooc:=AVERAGE([.E4:.E44])" office:value-type="float" office:value="0.483875338753388">
            <text:p>0.48</text:p>
          </table:table-cell>
          <table:table-cell table:style-name="ce8" table:formula="oooc:=AVERAGE([.F4:.F44])" office:value-type="float" office:value="0.291173429325077">
            <text:p>0.29</text:p>
          </table:table-cell>
          <table:table-cell table:style-name="ce12"/>
          <table:table-cell table:style-name="ce15" table:formula="oooc:=AVERAGE([.H4:.H44])" office:value-type="float" office:value="0.458664289231044">
            <text:p>0.46</text:p>
          </table:table-cell>
          <table:table-cell table:style-name="ce8" table:formula="oooc:=AVERAGE([.I4:.I44])" office:value-type="float" office:value="0.438947944049651">
            <text:p>0.44</text:p>
          </table:table-cell>
          <table:table-cell table:style-name="Default"/>
          <table:table-cell table:style-name="Default" table:formula="oooc:=AVERAGE([.K4:.K44])" office:value-type="float" office:value="0.502909925895051">
            <text:p>0.5</text:p>
          </table:table-cell>
          <table:table-cell table:style-name="Default" table:formula="oooc:=AVERAGE([.L4:.L44])" office:value-type="float" office:value="0">
            <text:p>#VALUE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>
            <draw:frame table:end-cell-address="Sheet1.N92" table:end-x="2.25cm" table:end-y="0.333cm" draw:z-index="0" draw:style-name="gr1" svg:width="31.423cm" svg:height="18.206cm" svg:x="0.408cm" svg:y="0.412cm">
              <draw:object draw:notify-on-update-of-ranges="Sheet1.B4:Sheet1.B44 Sheet1.D4:Sheet1.D44 Sheet1.G4:Sheet1.G44 Sheet1.J4:Sheet1.J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07/06/2007</text:date>, <text:time>01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06T22:05:23</meta:creation-date>
    <dc:date>2007-06-07T01:05:20</dc:date>
    <dc:language>en-GB</dc:language>
    <meta:editing-cycles>7</meta:editing-cycles>
    <meta:editing-duration>PT3H0M3S</meta:editing-duration>
    <meta:user-defined meta:name="Info 1"/>
    <meta:user-defined meta:name="Info 2"/>
    <meta:user-defined meta:name="Info 3"/>
    <meta:user-defined meta:name="Info 4"/>
    <meta:document-statistic meta:table-count="3" meta:cell-count="4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33.7999992370605pt" style:font-family-asian="Lucidasans" style:font-family-generic-asian="system" style:font-pitch-asian="variable" style:font-size-asian="33.7999992370605pt" style:font-family-complex="Lucidasans" style:font-family-generic-complex="system" style:font-pitch-complex="variable" style:font-size-complex="33.7999992370605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5.6000003814697pt" style:font-family-asian="Lucidasans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8.2000007629395pt" style:font-family-asian="Lucidasans" style:font-family-generic-asian="system" style:font-pitch-asian="variable" style:font-size-asian="18.2000007629395pt" style:font-family-complex="Lucidasans" style:font-family-generic-complex="system" style:font-pitch-complex="variable" style:font-size-complex="18.2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8.2000007629395pt" style:font-family-asian="Lucidasans" style:font-family-generic-asian="system" style:font-pitch-asian="variable" style:font-size-asian="18.2000007629395pt" style:font-family-complex="Lucidasans" style:font-family-generic-complex="system" style:font-pitch-complex="variable" style:font-size-complex="18.2000007629395pt"/>
    </style:style>
    <style:style style:name="ch7" style:family="chart">
      <style:graphic-properties svg:stroke-color="#9999ff" draw:fill-color="#9999ff"/>
      <style:text-properties fo:font-family="'DejaVu Sans'" style:font-family-generic="swiss" style:font-pitch="variable" fo:font-size="15.6000003814697pt" style:font-family-asian="Lucidasans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8" style:family="chart">
      <style:graphic-properties svg:stroke-color="#993366" draw:fill-color="#993366"/>
      <style:text-properties fo:font-family="'DejaVu Sans'" style:font-family-generic="swiss" style:font-pitch="variable" fo:font-size="15.6000003814697pt" style:font-family-asian="Lucidasans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9" style:family="chart">
      <style:graphic-properties svg:stroke-color="#ffffcc" draw:fill-color="#ffffcc"/>
      <style:text-properties fo:font-family="'DejaVu Sans'" style:font-family-generic="swiss" style:font-pitch="variable" fo:font-size="15.6000003814697pt" style:font-family-asian="Lucidasans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10" style:family="chart">
      <style:graphic-properties svg:stroke-color="#ccffff" draw:fill-color="#ccffff"/>
      <style:text-properties fo:font-family="'DejaVu Sans'" style:font-family-generic="swiss" style:font-pitch="variable" fo:font-size="15.6000003814697pt" style:font-family-asian="Lucidasans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31.424cm" svg:height="18.207cm" chart:class="chart:line" chart:style-name="ch1">
        <chart:title svg:x="12.802cm" svg:y="0.364cm" chart:style-name="ch2">
          <text:p>Main Title</text:p>
        </chart:title>
        <chart:legend chart:legend-position="end" svg:x="26.994cm" svg:y="7.376cm" chart:style-name="ch3"/>
        <chart:plot-area chart:style-name="ch4" table:cell-range-address="Sheet1.$B$4:.$B$44 Sheet1.$D$4:.$D$44 Sheet1.$G$4:.$G$44 Sheet1.$J$4:.$J$44" chart:table-number-list="0 0 0 0" svg:x="0.628cm" svg:y="2.481cm" svg:width="25.111cm" svg:height="15.362cm">
          <chart:axis chart:dimension="x" chart:name="primary-x" chart:style-name="ch5">
            <chart:categories table:cell-range-address="local-table.A2:.A42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1"/>
          </chart:series>
          <chart:series chart:style-name="ch8">
            <chart:data-point chart:repeated="41"/>
          </chart:series>
          <chart:series chart:style-name="ch9">
            <chart:data-point chart:repeated="41"/>
          </chart:series>
          <chart:series chart:style-name="ch10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0.0179862099620916">
                <text:p>0.0179862099620916</text:p>
              </table:table-cell>
              <table:table-cell office:value-type="float" office:value="-0.3">
                <text:p>-0.3</text:p>
              </table:table-cell>
              <table:table-cell office:value-type="float" office:value="0.000335350130466483">
                <text:p>0.000335350130466483</text:p>
              </table:table-cell>
              <table:table-cell office:value-type="float" office:value="0.878401247653964">
                <text:p>0.87840124765396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218812709361305">
                <text:p>0.0218812709361305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0.000500201107079545">
                <text:p>0.000500201107079545</text:p>
              </table:table-cell>
              <table:table-cell office:value-type="float" office:value="0.80592894547136">
                <text:p>0.8059289454713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265969935768658">
                <text:p>0.0265969935768658</text:p>
              </table:table-cell>
              <table:table-cell office:value-type="float" office:value="-0.282608695652174">
                <text:p>-0.282608695652174</text:p>
              </table:table-cell>
              <table:table-cell office:value-type="float" office:value="0.000746028833836676">
                <text:p>0.000746028833836676</text:p>
              </table:table-cell>
              <table:table-cell office:value-type="float" office:value="0.721260221647426">
                <text:p>0.72126022164742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322954646984505">
                <text:p>0.0322954646984505</text:p>
              </table:table-cell>
              <table:table-cell office:value-type="float" office:value="-0.272727272727273">
                <text:p>-0.272727272727273</text:p>
              </table:table-cell>
              <table:table-cell office:value-type="float" office:value="0.00111253603286032">
                <text:p>0.00111253603286032</text:p>
              </table:table-cell>
              <table:table-cell office:value-type="float" office:value="0.627770551013416">
                <text:p>0.62777055101341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391657227967643">
                <text:p>0.0391657227967643</text:p>
              </table:table-cell>
              <table:table-cell office:value-type="float" office:value="-0.261904761904762">
                <text:p>-0.261904761904762</text:p>
              </table:table-cell>
              <table:table-cell office:value-type="float" office:value="0.00165880108017441">
                <text:p>0.00165880108017441</text:p>
              </table:table-cell>
              <table:table-cell office:value-type="float" office:value="0.529187071713791">
                <text:p>0.52918707171379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474258731775667">
                <text:p>0.0474258731775667</text:p>
              </table:table-cell>
              <table:table-cell office:value-type="float" office:value="-0.25">
                <text:p>-0.25</text:p>
              </table:table-cell>
              <table:table-cell office:value-type="float" office:value="0.00247262315663477">
                <text:p>0.00247262315663477</text:p>
              </table:table-cell>
              <table:table-cell office:value-type="float" office:value="0.429439995970067">
                <text:p>0.42943999597006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573241758988687">
                <text:p>0.0573241758988687</text:p>
              </table:table-cell>
              <table:table-cell office:value-type="float" office:value="-0.236842105263158">
                <text:p>-0.236842105263158</text:p>
              </table:table-cell>
              <table:table-cell office:value-type="float" office:value="0.003684239899436">
                <text:p>0.003684239899436</text:p>
              </table:table-cell>
              <table:table-cell office:value-type="float" office:value="0.332505924922048">
                <text:p>0.33250592492204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691384203433467">
                <text:p>0.0691384203433467</text:p>
              </table:table-cell>
              <table:table-cell office:value-type="float" office:value="-0.222222222222222">
                <text:p>-0.222222222222222</text:p>
              </table:table-cell>
              <table:table-cell office:value-type="float" office:value="0.0054862988994504">
                <text:p>0.0054862988994504</text:p>
              </table:table-cell>
              <table:table-cell office:value-type="float" office:value="0.242249314089269">
                <text:p>0.24224931408926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831726964939222">
                <text:p>0.0831726964939222</text:p>
              </table:table-cell>
              <table:table-cell office:value-type="float" office:value="-0.205882352941177">
                <text:p>-0.205882352941177</text:p>
              </table:table-cell>
              <table:table-cell office:value-type="float" office:value="0.00816257115315988">
                <text:p>0.00816257115315988</text:p>
              </table:table-cell>
              <table:table-cell office:value-type="float" office:value="0.162268409724425">
                <text:p>0.1622684097244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997504891196849">
                <text:p>0.0997504891196849</text:p>
              </table:table-cell>
              <table:table-cell office:value-type="float" office:value="-0.1875">
                <text:p>-0.1875</text:p>
              </table:table-cell>
              <table:table-cell office:value-type="float" office:value="0.0121284349842742">
                <text:p>0.0121284349842742</text:p>
              </table:table-cell>
              <table:table-cell office:value-type="float" office:value="0.0957517980902056">
                <text:p>0.095751798090205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119202922022117">
                <text:p>0.119202922022117</text:p>
              </table:table-cell>
              <table:table-cell office:value-type="float" office:value="-0.166666666666667">
                <text:p>-0.166666666666667</text:p>
              </table:table-cell>
              <table:table-cell office:value-type="float" office:value="0.0179862099620914">
                <text:p>0.0179862099620914</text:p>
              </table:table-cell>
              <table:table-cell office:value-type="float" office:value="0.0453512865871597">
                <text:p>0.045351286587159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141851064900487">
                <text:p>0.141851064900487</text:p>
              </table:table-cell>
              <table:table-cell office:value-type="float" office:value="-0.142857142857143">
                <text:p>-0.142857142857143</text:p>
              </table:table-cell>
              <table:table-cell office:value-type="float" office:value="0.0265969935768657">
                <text:p>0.0265969935768657</text:p>
              </table:table-cell>
              <table:table-cell office:value-type="float" office:value="0.0130761845609028">
                <text:p>0.013076184560902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167981614866075">
                <text:p>0.167981614866075</text:p>
              </table:table-cell>
              <table:table-cell office:value-type="float" office:value="-0.115384615384616">
                <text:p>-0.115384615384616</text:p>
              </table:table-cell>
              <table:table-cell office:value-type="float" office:value="0.0391657227967641">
                <text:p>0.0391657227967641</text:p>
              </table:table-cell>
              <table:table-cell office:value-type="float" office:value="0.000213198479247445">
                <text:p>0.00021319847924744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197816111441418">
                <text:p>0.197816111441418</text:p>
              </table:table-cell>
              <table:table-cell office:value-type="float" office:value="-0.0833333333333339">
                <text:p>-0.0833333333333339</text:p>
              </table:table-cell>
              <table:table-cell office:value-type="float" office:value="0.0573241758988683">
                <text:p>0.0573241758988683</text:p>
              </table:table-cell>
              <table:table-cell office:value-type="float" office:value="0.0072751350057696">
                <text:p>0.0072751350057696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231475216500982">
                <text:p>0.231475216500982</text:p>
              </table:table-cell>
              <table:table-cell office:value-type="float" office:value="-0.0454545454545462">
                <text:p>-0.0454545454545462</text:p>
              </table:table-cell>
              <table:table-cell office:value-type="float" office:value="0.0831726964939218">
                <text:p>0.0831726964939218</text:p>
              </table:table-cell>
              <table:table-cell office:value-type="float" office:value="0.0339804570163861">
                <text:p>0.033980457016386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268941421369994">
                <text:p>0.268941421369994</text:p>
              </table:table-cell>
              <table:table-cell office:value-type="float" office:value="0">
                <text:p>0</text:p>
              </table:table-cell>
              <table:table-cell office:value-type="float" office:value="0.119202922022117">
                <text:p>0.119202922022117</text:p>
              </table:table-cell>
              <table:table-cell office:value-type="float" office:value="0.0792645075960507">
                <text:p>0.079264507596050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310025518872387">
                <text:p>0.310025518872387</text:p>
              </table:table-cell>
              <table:table-cell office:value-type="float" office:value="0.0555555555555543">
                <text:p>0.0555555555555543</text:p>
              </table:table-cell>
              <table:table-cell office:value-type="float" office:value="0.167981614866074">
                <text:p>0.167981614866074</text:p>
              </table:table-cell>
              <table:table-cell office:value-type="float" office:value="0.141321954550237">
                <text:p>0.14132195455023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354343693774204">
                <text:p>0.354343693774204</text:p>
              </table:table-cell>
              <table:table-cell office:value-type="float" office:value="0.124999999999998">
                <text:p>0.124999999999998</text:p>
              </table:table-cell>
              <table:table-cell office:value-type="float" office:value="0.231475216500981">
                <text:p>0.231475216500981</text:p>
              </table:table-cell>
              <table:table-cell office:value-type="float" office:value="0.21767876330248">
                <text:p>0.21767876330248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401312339887547">
                <text:p>0.401312339887547</text:p>
              </table:table-cell>
              <table:table-cell office:value-type="float" office:value="0.214285714285712">
                <text:p>0.214285714285712</text:p>
              </table:table-cell>
              <table:table-cell office:value-type="float" office:value="0.310025518872385">
                <text:p>0.310025518872385</text:p>
              </table:table-cell>
              <table:table-cell office:value-type="float" office:value="0.305290828845673">
                <text:p>0.30529082884567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450166002687521">
                <text:p>0.450166002687521</text:p>
              </table:table-cell>
              <table:table-cell office:value-type="float" office:value="0.33333333333333">
                <text:p>0.33333333333333</text:p>
              </table:table-cell>
              <table:table-cell office:value-type="float" office:value="0.401312339887546">
                <text:p>0.401312339887546</text:p>
              </table:table-cell>
              <table:table-cell office:value-type="float" office:value="0.400665334602467">
                <text:p>0.40066533460246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549833997312476">
                <text:p>0.549833997312476</text:p>
              </table:table-cell>
              <table:table-cell office:value-type="float" office:value="0.666666666666663">
                <text:p>0.666666666666663</text:p>
              </table:table-cell>
              <table:table-cell office:value-type="float" office:value="0.598687660112449">
                <text:p>0.598687660112449</text:p>
              </table:table-cell>
              <table:table-cell office:value-type="float" office:value="0.599334665397528">
                <text:p>0.599334665397528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598687660112451">
                <text:p>0.598687660112451</text:p>
              </table:table-cell>
              <table:table-cell office:value-type="float" office:value="0.785714285714283">
                <text:p>0.785714285714283</text:p>
              </table:table-cell>
              <table:table-cell office:value-type="float" office:value="0.68997448112761">
                <text:p>0.68997448112761</text:p>
              </table:table-cell>
              <table:table-cell office:value-type="float" office:value="0.694709171154323">
                <text:p>0.69470917115432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645656306225794">
                <text:p>0.645656306225794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0.768524783499016">
                <text:p>0.768524783499016</text:p>
              </table:table-cell>
              <table:table-cell office:value-type="float" office:value="0.782321236697515">
                <text:p>0.78232123669751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689974481127611">
                <text:p>0.689974481127611</text:p>
              </table:table-cell>
              <table:table-cell office:value-type="float" office:value="0.944444444444442">
                <text:p>0.944444444444442</text:p>
              </table:table-cell>
              <table:table-cell office:value-type="float" office:value="0.832018385133923">
                <text:p>0.832018385133923</text:p>
              </table:table-cell>
              <table:table-cell office:value-type="float" office:value="0.858678045449759">
                <text:p>0.85867804544975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731058578630003">
                <text:p>0.731058578630003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0.880797077977881">
                <text:p>0.880797077977881</text:p>
              </table:table-cell>
              <table:table-cell office:value-type="float" office:value="0.920735492403946">
                <text:p>0.92073549240394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768524783499016">
                <text:p>0.768524783499016</text:p>
              </table:table-cell>
              <table:table-cell office:value-type="float" office:value="1.04545454545454">
                <text:p>1.04545454545454</text:p>
              </table:table-cell>
              <table:table-cell office:value-type="float" office:value="0.916827303506076">
                <text:p>0.916827303506076</text:p>
              </table:table-cell>
              <table:table-cell office:value-type="float" office:value="0.966019542983612">
                <text:p>0.96601954298361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802183888558581">
                <text:p>0.80218388855858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94267582410113">
                <text:p>0.94267582410113</text:p>
              </table:table-cell>
              <table:table-cell office:value-type="float" office:value="0.992724864994229">
                <text:p>0.99272486499422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832018385133923">
                <text:p>0.832018385133923</text:p>
              </table:table-cell>
              <table:table-cell office:value-type="float" office:value="1.11538461538461">
                <text:p>1.11538461538461</text:p>
              </table:table-cell>
              <table:table-cell office:value-type="float" office:value="0.960834277203235">
                <text:p>0.960834277203235</text:p>
              </table:table-cell>
              <table:table-cell office:value-type="float" office:value="0.999786801520753">
                <text:p>0.99978680152075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858148935099511">
                <text:p>0.858148935099511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973403006423134">
                <text:p>0.973403006423134</text:p>
              </table:table-cell>
              <table:table-cell office:value-type="float" office:value="0.986923815439098">
                <text:p>0.98692381543909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954648713412843">
                <text:p>0.95464871341284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900249510880314">
                <text:p>0.900249510880314</text:p>
              </table:table-cell>
              <table:table-cell office:value-type="float" office:value="1.1875">
                <text:p>1.1875</text:p>
              </table:table-cell>
              <table:table-cell office:value-type="float" office:value="0.987871565015726">
                <text:p>0.987871565015726</text:p>
              </table:table-cell>
              <table:table-cell office:value-type="float" office:value="0.904248201909797">
                <text:p>0.90424820190979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916827303506077">
                <text:p>0.916827303506077</text:p>
              </table:table-cell>
              <table:table-cell office:value-type="float" office:value="1.20588235294118">
                <text:p>1.20588235294118</text:p>
              </table:table-cell>
              <table:table-cell office:value-type="float" office:value="0.99183742884684">
                <text:p>0.99183742884684</text:p>
              </table:table-cell>
              <table:table-cell office:value-type="float" office:value="0.837731590275579">
                <text:p>0.83773159027557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930861579656652">
                <text:p>0.930861579656652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0.994513701100549">
                <text:p>0.994513701100549</text:p>
              </table:table-cell>
              <table:table-cell office:value-type="float" office:value="0.757750685910736">
                <text:p>0.757750685910736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942675824101131">
                <text:p>0.942675824101131</text:p>
              </table:table-cell>
              <table:table-cell office:value-type="float" office:value="1.23684210526316">
                <text:p>1.23684210526316</text:p>
              </table:table-cell>
              <table:table-cell office:value-type="float" office:value="0.996315760100564">
                <text:p>0.996315760100564</text:p>
              </table:table-cell>
              <table:table-cell office:value-type="float" office:value="0.667494075077957">
                <text:p>0.667494075077957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1.25">
                <text:p>1.25</text:p>
              </table:table-cell>
              <table:table-cell office:value-type="float" office:value="0.997527376843365">
                <text:p>0.997527376843365</text:p>
              </table:table-cell>
              <table:table-cell office:value-type="float" office:value="0.570560004029938">
                <text:p>0.57056000402993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960834277203235">
                <text:p>0.960834277203235</text:p>
              </table:table-cell>
              <table:table-cell office:value-type="float" office:value="1.26190476190476">
                <text:p>1.26190476190476</text:p>
              </table:table-cell>
              <table:table-cell office:value-type="float" office:value="0.998341198919825">
                <text:p>0.998341198919825</text:p>
              </table:table-cell>
              <table:table-cell office:value-type="float" office:value="0.470812928286215">
                <text:p>0.470812928286215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967704535301549">
                <text:p>0.967704535301549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99888746396714">
                <text:p>0.99888746396714</text:p>
              </table:table-cell>
              <table:table-cell office:value-type="float" office:value="0.372229448986589">
                <text:p>0.37222944898658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973403006423134">
                <text:p>0.973403006423134</text:p>
              </table:table-cell>
              <table:table-cell office:value-type="float" office:value="1.28260869565217">
                <text:p>1.28260869565217</text:p>
              </table:table-cell>
              <table:table-cell office:value-type="float" office:value="0.999253971166163">
                <text:p>0.999253971166163</text:p>
              </table:table-cell>
              <table:table-cell office:value-type="float" office:value="0.278739778352578">
                <text:p>0.27873977835257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978118729063869">
                <text:p>0.978118729063869</text:p>
              </table:table-cell>
              <table:table-cell office:value-type="float" office:value="1.29166666666667">
                <text:p>1.29166666666667</text:p>
              </table:table-cell>
              <table:table-cell office:value-type="float" office:value="0.99949979889292">
                <text:p>0.99949979889292</text:p>
              </table:table-cell>
              <table:table-cell office:value-type="float" office:value="0.194071054528644">
                <text:p>0.19407105452864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1.3">
                <text:p>1.3</text:p>
              </table:table-cell>
              <table:table-cell office:value-type="float" office:value="0.999664649869533">
                <text:p>0.999664649869533</text:p>
              </table:table-cell>
              <table:table-cell office:value-type="float" office:value="0.121598752346039">
                <text:p>0.12159875234603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